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27.709cm" fo:margin-left="0cm" table:align="left" style:writing-mode="page"/>
    </style:style>
    <style:style style:name="Tableau3.A" style:family="table-column">
      <style:table-column-properties style:column-width="6.205cm"/>
    </style:style>
    <style:style style:name="Tableau3.B" style:family="table-column">
      <style:table-column-properties style:column-width="7.698cm"/>
    </style:style>
    <style:style style:name="Tableau3.C" style:family="table-column">
      <style:table-column-properties style:column-width="7.504cm"/>
    </style:style>
    <style:style style:name="Tableau3.D" style:family="table-column">
      <style:table-column-properties style:column-width="6.302cm"/>
    </style:style>
    <style:style style:name="Tableau3.1" style:family="table-row">
      <style:table-row-properties style:min-row-height="0.697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style:vertical-align="middle" fo:padding="0.097cm" fo:border="0.05pt solid #000000"/>
    </style:style>
    <style:style style:name="Tableau3.2" style:family="table-row">
      <style:table-row-properties style:min-row-height="0.601cm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577cm" fo:break-before="auto" fo:break-after="auto" table:align="left"/>
    </style:style>
    <style:style style:name="Tableau1.A" style:family="table-column">
      <style:table-column-properties style:column-width="5.267cm"/>
    </style:style>
    <style:style style:name="Tableau1.B" style:family="table-column">
      <style:table-column-properties style:column-width="0.72cm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F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G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H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I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J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K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L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M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N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O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P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Q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R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S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T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U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V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W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X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Y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Z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f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17.798cm" fo:margin-left="0.037cm" table:align="left" style:writing-mode="lr-tb"/>
    </style:style>
    <style:style style:name="Tableau2.A" style:family="table-column">
      <style:table-column-properties style:column-width="13.728cm"/>
    </style:style>
    <style:style style:name="Tableau2.B" style:family="table-column">
      <style:table-column-properties style:column-width="4.069cm"/>
    </style:style>
    <style:style style:name="Tableau2.1" style:family="table-row">
      <style:table-row-properties style:min-row-height="0.7cm"/>
    </style:style>
    <style:style style:name="Tableau2.A1" style:family="table-cell">
      <style:table-cell-properties style:vertical-align="middle" fo:padding-left="0.079cm" fo:padding-right="0.079cm" fo:padding-top="0cm" fo:padding-bottom="0.053cm" fo:border="0.05pt solid #000000"/>
    </style:style>
    <style:style style:name="Tableau2.B1" style:family="table-cell">
      <style:table-cell-properties style:vertical-align="middle" fo:padding-left="0cm" fo:padding-right="0.079cm" fo:padding-top="0cm" fo:padding-bottom="0.053cm" fo:border-left="none" fo:border-right="0.05pt solid #000000" fo:border-top="0.05pt solid #000000" fo:border-bottom="0.05pt solid #000000"/>
    </style:style>
    <style:style style:name="Tableau2.A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au2.B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5.216cm" style:rel-column-width="12342*"/>
    </style:style>
    <style:style style:name="Tableau4.B" style:family="table-column">
      <style:table-column-properties style:column-width="10.299cm" style:rel-column-width="24369*"/>
    </style:style>
    <style:style style:name="Tableau4.C" style:family="table-column">
      <style:table-column-properties style:column-width="12.183cm" style:rel-column-width="28824*"/>
    </style:style>
    <style:style style:name="Tableau4.1" style:family="table-row">
      <style:table-row-properties style:min-row-height="0.697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P2" style:family="paragraph" style:parent-style-name="Table_20_Contents"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officeooo:paragraph-rsid="000b6523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4pt" fo:font-weight="bold" officeooo:rsid="0004ddba" officeooo:paragraph-rsid="000b6523" style:font-size-asian="14pt" style:font-size-complex="14pt"/>
    </style:style>
    <style:style style:name="P5" style:family="paragraph" style:parent-style-name="Standard">
      <style:text-properties style:font-name="Arial" fo:font-size="14pt" fo:font-weight="bold" officeooo:rsid="00034fe4" officeooo:paragraph-rsid="00034fe4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font-weight="bold" officeooo:rsid="00034fe4" officeooo:paragraph-rsid="0001afd5" style:font-size-asian="14pt" style:font-weight-asian="bold" style:font-size-complex="14pt" style:font-weight-complex="bold"/>
    </style:style>
    <style:style style:name="P7" style:family="paragraph" style:parent-style-name="Standard">
      <style:paragraph-properties fo:break-before="page"/>
      <style:text-properties style:font-name="Arial" fo:font-size="14pt" fo:font-weight="bold" officeooo:rsid="00034fe4" officeooo:paragraph-rsid="0001afd5" style:font-size-asian="14pt" style:font-weight-asian="bold" style:font-size-complex="14pt" style:font-weight-complex="bold"/>
    </style:style>
    <style:style style:name="P8" style:family="paragraph" style:parent-style-name="Table_20_Contents">
      <style:text-properties style:font-name="Arial" fo:font-size="11pt" officeooo:rsid="0054d877" officeooo:paragraph-rsid="0001afd5" style:font-size-asian="11pt" style:font-size-complex="11pt"/>
    </style:style>
    <style:style style:name="P9" style:family="paragraph" style:parent-style-name="Table_20_Contents">
      <style:text-properties style:font-name="Arial" fo:font-size="11pt" officeooo:rsid="0054d877" officeooo:paragraph-rsid="0012dac4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6d278d" officeooo:paragraph-rsid="0001afd5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034fe4" officeooo:paragraph-rsid="00034fe4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01afd5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12dac4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a0fdce" officeooo:paragraph-rsid="0001afd5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a0fdce" officeooo:paragraph-rsid="0012dac4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a2d370" officeooo:paragraph-rsid="0001afd5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rsid="00a2d370" officeooo:paragraph-rsid="0012dac4" style:font-size-asian="11pt" style:font-size-complex="11pt"/>
    </style:style>
    <style:style style:name="P18" style:family="paragraph" style:parent-style-name="Table_20_Contents">
      <style:text-properties style:font-name="Arial" fo:font-size="11pt" officeooo:rsid="0055efe6" officeooo:paragraph-rsid="0001afd5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officeooo:paragraph-rsid="0001afd5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officeooo:rsid="0010eefe" officeooo:paragraph-rsid="0010eefe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officeooo:rsid="0054d877" officeooo:paragraph-rsid="0010eefe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officeooo:rsid="0097ced6" officeooo:paragraph-rsid="0010eefe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officeooo:paragraph-rsid="0001afd5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officeooo:rsid="0005b5d4" officeooo:paragraph-rsid="0005b5d4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style:font-name="Arial" fo:font-size="10pt" fo:font-weight="normal" officeooo:rsid="00034fe4" officeooo:paragraph-rsid="0005b5d4" style:font-size-asian="10pt" style:font-weight-asian="normal" style:font-size-complex="10pt" style:font-weight-complex="normal"/>
    </style:style>
    <style:style style:name="P26" style:family="paragraph" style:parent-style-name="Table_20_Contents">
      <style:text-properties style:font-name="Arial" fo:font-size="9pt" fo:font-weight="bold" style:font-size-asian="9pt" style:font-size-complex="9pt"/>
    </style:style>
    <style:style style:name="P27" style:family="paragraph" style:parent-style-name="Table_20_Contents">
      <style:text-properties style:font-name="Arial" fo:font-size="9pt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9" style:family="paragraph" style:parent-style-name="Table_20_Contents">
      <style:text-properties style:font-name="Arial" fo:font-size="9pt" officeooo:paragraph-rsid="0001afd5" style:font-size-asian="9pt" style:font-size-complex="9pt"/>
    </style:style>
    <style:style style:name="P30" style:family="paragraph" style:parent-style-name="Standard">
      <style:text-properties style:font-name="Arial" officeooo:paragraph-rsid="0001afd5"/>
    </style:style>
    <style:style style:name="P31" style:family="paragraph" style:parent-style-name="Standard">
      <style:text-properties style:font-name="Arial" officeooo:paragraph-rsid="000b6523"/>
    </style:style>
    <style:style style:name="P32" style:family="paragraph" style:parent-style-name="Standard">
      <style:text-properties style:font-name="Arial" fo:font-size="16pt" fo:font-weight="bold" officeooo:rsid="00034fe4" officeooo:paragraph-rsid="0010eefe" style:font-size-asian="16pt" style:font-weight-asian="bold" style:font-size-complex="16pt" style:font-weight-complex="bold"/>
    </style:style>
    <style:style style:name="P33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break-before="auto" fo:break-after="auto"/>
      <style:text-properties officeooo:paragraph-rsid="000b6523"/>
    </style:style>
    <style:style style:name="P35" style:family="paragraph" style:parent-style-name="Table_20_Contents">
      <style:text-properties style:text-position="0% 100%" style:font-name="Arial" fo:font-size="8pt" style:font-size-asian="8pt" style:font-size-complex="8pt"/>
    </style:style>
    <style:style style:name="P36" style:family="paragraph" style:parent-style-name="Table_20_Contents">
      <style:text-properties style:font-name="Arial" fo:font-size="9pt" style:font-size-asian="9pt" style:font-size-complex="9pt"/>
    </style:style>
    <style:style style:name="P37" style:family="paragraph" style:parent-style-name="Table_20_Contents">
      <style:text-properties style:font-name="Arial" fo:font-size="9pt" officeooo:rsid="0022a2e4" officeooo:paragraph-rsid="0022a2e4" style:font-size-asian="9pt" style:font-size-complex="9pt"/>
    </style:style>
    <style:style style:name="P38" style:family="paragraph" style:parent-style-name="Table_20_Contents">
      <style:text-properties style:font-name="Arial" fo:font-size="9pt" officeooo:rsid="0024dcc0" officeooo:paragraph-rsid="0024dcc0" style:font-size-asian="9pt" style:font-size-complex="9pt"/>
    </style:style>
    <style:style style:name="P39" style:family="paragraph" style:parent-style-name="Table_20_Contents">
      <style:text-properties style:font-name="Arial" fo:font-size="9pt" officeooo:paragraph-rsid="0024dcc0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officeooo:rsid="002ef0af" officeooo:paragraph-rsid="002ef0af" style:font-size-asian="9pt" style:font-size-complex="9pt"/>
    </style:style>
    <style:style style:name="P41" style:family="paragraph" style:parent-style-name="Table_20_Contents">
      <style:text-properties style:font-name="Arial" fo:font-size="9pt" officeooo:rsid="0032bd99" officeooo:paragraph-rsid="0032bd99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8pt" officeooo:paragraph-rsid="000b6523" style:font-size-asian="8pt" style:font-size-complex="8pt"/>
    </style:style>
    <style:style style:name="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T2" style:family="text">
      <style:text-properties fo:color="#000000" loext:opacity="100%" fo:language="fr" fo:country="FR" officeooo:rsid="00432bcd"/>
    </style:style>
    <style:style style:name="T3" style:family="text">
      <style:text-properties fo:color="#000000" loext:opacity="100%" fo:language="fr" fo:country="FR" officeooo:rsid="008a6f99"/>
    </style:style>
    <style:style style:name="T4" style:family="text">
      <style:text-properties fo:color="#000000" loext:opacity="100%" fo:language="fr" fo:country="FR" officeooo:rsid="00020000"/>
    </style:style>
    <style:style style:name="T5" style:family="text">
      <style:text-properties fo:color="#000000" loext:opacity="100%" fo:language="fr" fo:country="FR" officeooo:rsid="0012dac4"/>
    </style:style>
    <style:style style:name="T6" style:family="text">
      <style:text-properties fo:color="#000000" loext:opacity="100%" fo:language="fr" fo:country="FR" officeooo:rsid="0024ea7e"/>
    </style:style>
    <style:style style:name="T7" style:family="text">
      <style:text-properties fo:color="#000000" loext:opacity="100%" fo:language="fr" fo:country="FR" officeooo:rsid="0006bafa"/>
    </style:style>
    <style:style style:name="T8" style:family="text">
      <style:text-properties officeooo:rsid="00034fe4"/>
    </style:style>
    <style:style style:name="T9" style:family="text">
      <style:text-properties officeooo:rsid="0012dac4"/>
    </style:style>
    <style:style style:name="T10" style:family="text">
      <style:text-properties officeooo:rsid="002ef0af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20">Nom salarié</text:p>
          </table:table-cell>
          <table:table-cell table:style-name="Tableau3.A1" office:value-type="string">
            <text:p text:style-name="P20">Prénom salarié</text:p>
          </table:table-cell>
          <table:table-cell table:style-name="Tableau3.C1" table:number-columns-spanned="2" office:value-type="string">
            <text:p text:style-name="P20">Période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21"><text:s/>{employee_lastname}</text:p>
          </table:table-cell>
          <table:table-cell table:style-name="Tableau3.A2" office:value-type="string">
            <text:p text:style-name="P22">{employee_firstname}</text:p>
          </table:table-cell>
          <table:table-cell table:style-name="Tableau3.A2" office:value-type="string">
            <text:p text:style-name="P20">Date début : {date_start}</text:p>
          </table:table-cell>
          <table:table-cell table:style-name="Tableau3.D2" office:value-type="string">
            <text:p text:style-name="P20">Date de fin : {date_end}</text:p>
          </table:table-cell>
        </table:table-row>
        <table:table-row table:style-name="Tableau3.2">
          <table:table-cell table:style-name="Tableau3.A2" office:value-type="string">
            <text:p text:style-name="P20">Note publique</text:p>
          </table:table-cell>
          <table:table-cell table:style-name="Tableau3.D2" table:number-columns-spanned="3" office:value-type="string">
            <text:p text:style-name="P22">{note_public}</text:p>
          </table:table-cell>
          <table:covered-table-cell/>
          <table:covered-table-cell/>
        </table:table-row>
      </table:table>
      <text:p text:style-name="P32"/>
      <table:table table:name="Tableau1" table:style-name="Tableau1">
        <table:table-column table:style-name="Tableau1.A"/>
        <table:table-column table:style-name="Tableau1.B" table:number-columns-repeated="31"/>
        <table:table-row table:style-name="TableLine1753292887152">
          <table:table-cell table:style-name="Tableau1.A1" office:value-type="string">
            <text:p text:style-name="P4">{month_year}</text:p>
          </table:table-cell>
          <table:table-cell table:style-name="Tableau1.B1" office:value-type="string">
            <text:p text:style-name="P2"/>
          </table:table-cell>
          <table:table-cell table:style-name="Tableau1.C1" office:value-type="string">
            <text:p text:style-name="P3">[!-- BEGIN row.days --]{day1}</text:p>
          </table:table-cell>
          <table:table-cell table:style-name="Tableau1.D1" office:value-type="string">
            <text:p text:style-name="P2">{day2}</text:p>
          </table:table-cell>
          <table:table-cell table:style-name="Tableau1.E1" office:value-type="string">
            <text:p text:style-name="P2">{day3}</text:p>
          </table:table-cell>
          <table:table-cell table:style-name="Tableau1.F1" office:value-type="string">
            <text:p text:style-name="P2">{day4}</text:p>
          </table:table-cell>
          <table:table-cell table:style-name="Tableau1.G1" office:value-type="string">
            <text:p text:style-name="P2">{day5}</text:p>
          </table:table-cell>
          <table:table-cell table:style-name="Tableau1.H1" office:value-type="string">
            <text:p text:style-name="P2">{day6}</text:p>
          </table:table-cell>
          <table:table-cell table:style-name="Tableau1.I1" office:value-type="string">
            <text:p text:style-name="P2">{day7}</text:p>
          </table:table-cell>
          <table:table-cell table:style-name="Tableau1.J1" office:value-type="string">
            <text:p text:style-name="P2">{day8}</text:p>
          </table:table-cell>
          <table:table-cell table:style-name="Tableau1.K1" office:value-type="string">
            <text:p text:style-name="P2">{day9}</text:p>
          </table:table-cell>
          <table:table-cell table:style-name="Tableau1.L1" office:value-type="string">
            <text:p text:style-name="P35">{day10}</text:p>
          </table:table-cell>
          <table:table-cell table:style-name="Tableau1.M1" office:value-type="string">
            <text:p text:style-name="P2">{day11}</text:p>
          </table:table-cell>
          <table:table-cell table:style-name="Tableau1.N1" office:value-type="string">
            <text:p text:style-name="P2">{day12}</text:p>
          </table:table-cell>
          <table:table-cell table:style-name="Tableau1.O1" office:value-type="string">
            <text:p text:style-name="P2">{day13}</text:p>
          </table:table-cell>
          <table:table-cell table:style-name="Tableau1.P1" office:value-type="string">
            <text:p text:style-name="P2">{day14}</text:p>
          </table:table-cell>
          <table:table-cell table:style-name="Tableau1.Q1" office:value-type="string">
            <text:p text:style-name="P2">{day15}</text:p>
          </table:table-cell>
          <table:table-cell table:style-name="Tableau1.R1" office:value-type="string">
            <text:p text:style-name="P2">{day16}</text:p>
          </table:table-cell>
          <table:table-cell table:style-name="Tableau1.S1" office:value-type="string">
            <text:p text:style-name="P2">{day17}</text:p>
          </table:table-cell>
          <table:table-cell table:style-name="Tableau1.T1" office:value-type="string">
            <text:p text:style-name="P2">{day18}</text:p>
          </table:table-cell>
          <table:table-cell table:style-name="Tableau1.U1" office:value-type="string">
            <text:p text:style-name="P2">{day19}</text:p>
          </table:table-cell>
          <table:table-cell table:style-name="Tableau1.V1" office:value-type="string">
            <text:p text:style-name="P2">{day20}</text:p>
          </table:table-cell>
          <table:table-cell table:style-name="Tableau1.b1" office:value-type="string">
            <text:p text:style-name="P2">{day21}</text:p>
          </table:table-cell>
          <table:table-cell table:style-name="Tableau1.X1" office:value-type="string">
            <text:p text:style-name="P2">{day22}</text:p>
          </table:table-cell>
          <table:table-cell table:style-name="Tableau1.Y1" office:value-type="string">
            <text:p text:style-name="P2">{day23}</text:p>
          </table:table-cell>
          <table:table-cell table:style-name="Tableau1.Z1" office:value-type="string">
            <text:p text:style-name="P2">{day24}</text:p>
          </table:table-cell>
          <table:table-cell table:style-name="Tableau1.a1" office:value-type="string">
            <text:p text:style-name="P2">{day25}</text:p>
          </table:table-cell>
          <table:table-cell table:style-name="Tableau1.b1" office:value-type="string">
            <text:p text:style-name="P2">{day26}</text:p>
          </table:table-cell>
          <table:table-cell table:style-name="Tableau1.c1" office:value-type="string">
            <text:p text:style-name="P2">{day27}</text:p>
          </table:table-cell>
          <table:table-cell table:style-name="Tableau1.d1" office:value-type="string">
            <text:p text:style-name="P3">{day28}</text:p>
          </table:table-cell>
          <table:table-cell table:style-name="Tableau1.e1" office:value-type="string">
            <text:p text:style-name="P3">{day29}</text:p>
          </table:table-cell>
          <table:table-cell table:style-name="Tableau1.f1" office:value-type="string">
            <text:p text:style-name="P3">{day30}[!-- END row.days --]</text:p>
          </table:table-cell>
        </table:table-row>
        <table:table-row table:style-name="TableLine1753292948784">
          <table:table-cell table:style-name="Tableau1.A15" office:value-type="string">
            <text:p text:style-name="P26">Jour</text:p>
          </table:table-cell>
          <table:table-cell table:style-name="Tableau1.B2" office:value-type="string">
            <text:p text:style-name="P27"/>
          </table:table-cell>
          <table:table-cell table:style-name="Tableau1.C2" office:value-type="string">
            <text:p text:style-name="P28">1</text:p>
          </table:table-cell>
          <table:table-cell table:style-name="Tableau1.C2" office:value-type="string">
            <text:p text:style-name="P28">2</text:p>
          </table:table-cell>
          <table:table-cell table:style-name="Tableau1.C2" office:value-type="string">
            <text:p text:style-name="P28">3</text:p>
          </table:table-cell>
          <table:table-cell table:style-name="Tableau1.C2" office:value-type="string">
            <text:p text:style-name="P28">4</text:p>
          </table:table-cell>
          <table:table-cell table:style-name="Tableau1.C2" office:value-type="string">
            <text:p text:style-name="P28">5</text:p>
          </table:table-cell>
          <table:table-cell table:style-name="Tableau1.C2" office:value-type="string">
            <text:p text:style-name="P28">6</text:p>
          </table:table-cell>
          <table:table-cell table:style-name="Tableau1.C2" office:value-type="string">
            <text:p text:style-name="P28">7</text:p>
          </table:table-cell>
          <table:table-cell table:style-name="Tableau1.C2" office:value-type="string">
            <text:p text:style-name="P28">8</text:p>
          </table:table-cell>
          <table:table-cell table:style-name="Tableau1.C2" office:value-type="string">
            <text:p text:style-name="P28">9</text:p>
          </table:table-cell>
          <table:table-cell table:style-name="Tableau1.C2" office:value-type="string">
            <text:p text:style-name="P28">10</text:p>
          </table:table-cell>
          <table:table-cell table:style-name="Tableau1.C2" office:value-type="string">
            <text:p text:style-name="P28">11</text:p>
          </table:table-cell>
          <table:table-cell table:style-name="Tableau1.C2" office:value-type="string">
            <text:p text:style-name="P28">12</text:p>
          </table:table-cell>
          <table:table-cell table:style-name="Tableau1.C2" office:value-type="string">
            <text:p text:style-name="P28">13</text:p>
          </table:table-cell>
          <table:table-cell table:style-name="Tableau1.C2" office:value-type="string">
            <text:p text:style-name="P28">14</text:p>
          </table:table-cell>
          <table:table-cell table:style-name="Tableau1.C2" office:value-type="string">
            <text:p text:style-name="P28">15</text:p>
          </table:table-cell>
          <table:table-cell table:style-name="Tableau1.C2" office:value-type="string">
            <text:p text:style-name="P28">16</text:p>
          </table:table-cell>
          <table:table-cell table:style-name="Tableau1.C2" office:value-type="string">
            <text:p text:style-name="P28">17</text:p>
          </table:table-cell>
          <table:table-cell table:style-name="Tableau1.C2" office:value-type="string">
            <text:p text:style-name="P28">18</text:p>
          </table:table-cell>
          <table:table-cell table:style-name="Tableau1.C2" office:value-type="string">
            <text:p text:style-name="P28">19</text:p>
          </table:table-cell>
          <table:table-cell table:style-name="Tableau1.C2" office:value-type="string">
            <text:p text:style-name="P28">20</text:p>
          </table:table-cell>
          <table:table-cell table:style-name="Tableau1.C2" office:value-type="string">
            <text:p text:style-name="P28">21</text:p>
          </table:table-cell>
          <table:table-cell table:style-name="Tableau1.C2" office:value-type="string">
            <text:p text:style-name="P28">22</text:p>
          </table:table-cell>
          <table:table-cell table:style-name="Tableau1.C2" office:value-type="string">
            <text:p text:style-name="P28">23</text:p>
          </table:table-cell>
          <table:table-cell table:style-name="Tableau1.C2" office:value-type="string">
            <text:p text:style-name="P28">24</text:p>
          </table:table-cell>
          <table:table-cell table:style-name="Tableau1.C2" office:value-type="string">
            <text:p text:style-name="P28">25</text:p>
          </table:table-cell>
          <table:table-cell table:style-name="Tableau1.C2" office:value-type="string">
            <text:p text:style-name="P28">26</text:p>
          </table:table-cell>
          <table:table-cell table:style-name="Tableau1.C2" office:value-type="string">
            <text:p text:style-name="P28">27</text:p>
          </table:table-cell>
          <table:table-cell table:style-name="Tableau1.C2" office:value-type="string">
            <text:p text:style-name="P28">28</text:p>
          </table:table-cell>
          <table:table-cell table:style-name="Tableau1.C2" office:value-type="string">
            <text:p text:style-name="P40">29</text:p>
          </table:table-cell>
          <table:table-cell table:style-name="Tableau1.f2" office:value-type="string">
            <text:p text:style-name="P40">30</text:p>
          </table:table-cell>
        </table:table-row>
        <table:table-row table:style-name="TableLine1753292877360">
          <table:table-cell table:style-name="Tableau1.A15" office:value-type="string">
            <text:p text:style-name="P27">[!-- BEGIN row.times --]{task_ref} - {task_label}</text:p>
          </table:table-cell>
          <table:table-cell table:style-name="Tableau1.B3" office:value-type="string">
            <text:p text:style-name="P27"/>
          </table:table-cell>
          <table:table-cell table:style-name="Tableau1.C3" office:value-type="string">
            <text:p text:style-name="P27">{time1}</text:p>
          </table:table-cell>
          <table:table-cell table:style-name="Tableau1.D3" office:value-type="string">
            <text:p text:style-name="P27">{time2}</text:p>
          </table:table-cell>
          <table:table-cell table:style-name="Tableau1.E3" office:value-type="string">
            <text:p text:style-name="P27">{time3}</text:p>
          </table:table-cell>
          <table:table-cell table:style-name="Tableau1.F3" office:value-type="string">
            <text:p text:style-name="P27">{time4}</text:p>
          </table:table-cell>
          <table:table-cell table:style-name="Tableau1.G3" office:value-type="string">
            <text:p text:style-name="P27">{time5}</text:p>
          </table:table-cell>
          <table:table-cell table:style-name="Tableau1.H3" office:value-type="string">
            <text:p text:style-name="P27">{time6}</text:p>
          </table:table-cell>
          <table:table-cell table:style-name="Tableau1.I3" office:value-type="string">
            <text:p text:style-name="P27">{time7}</text:p>
          </table:table-cell>
          <table:table-cell table:style-name="Tableau1.J15" office:value-type="string">
            <text:p text:style-name="P27">{time8}</text:p>
          </table:table-cell>
          <table:table-cell table:style-name="Tableau1.K3" office:value-type="string">
            <text:p text:style-name="P27">{time9}</text:p>
          </table:table-cell>
          <table:table-cell table:style-name="Tableau1.L3" office:value-type="string">
            <text:p text:style-name="P27">{time10}</text:p>
          </table:table-cell>
          <table:table-cell table:style-name="Tableau1.M3" office:value-type="string">
            <text:p text:style-name="P27">{time11}</text:p>
          </table:table-cell>
          <table:table-cell table:style-name="Tableau1.N3" office:value-type="string">
            <text:p text:style-name="P27">{time12}</text:p>
          </table:table-cell>
          <table:table-cell table:style-name="Tableau1.O3" office:value-type="string">
            <text:p text:style-name="P27">{time13}</text:p>
          </table:table-cell>
          <table:table-cell table:style-name="Tableau1.P3" office:value-type="string">
            <text:p text:style-name="P27">{time14}</text:p>
          </table:table-cell>
          <table:table-cell table:style-name="Tableau1.Q3" office:value-type="string">
            <text:p text:style-name="P27">{time15}</text:p>
          </table:table-cell>
          <table:table-cell table:style-name="Tableau1.R3" office:value-type="string">
            <text:p text:style-name="P27">{time16}</text:p>
          </table:table-cell>
          <table:table-cell table:style-name="Tableau1.S3" office:value-type="string">
            <text:p text:style-name="P27">{time17}</text:p>
          </table:table-cell>
          <table:table-cell table:style-name="Tableau1.T3" office:value-type="string">
            <text:p text:style-name="P27">{time18}</text:p>
          </table:table-cell>
          <table:table-cell table:style-name="Tableau1.U3" office:value-type="string">
            <text:p text:style-name="P27">{time19}</text:p>
          </table:table-cell>
          <table:table-cell table:style-name="Tableau1.V3" office:value-type="string">
            <text:p text:style-name="P27">{time20}</text:p>
          </table:table-cell>
          <table:table-cell table:style-name="Tableau1.b15" office:value-type="string">
            <text:p text:style-name="P27">{time21}</text:p>
          </table:table-cell>
          <table:table-cell table:style-name="Tableau1.X3" office:value-type="string">
            <text:p text:style-name="P27">{time22}</text:p>
          </table:table-cell>
          <table:table-cell table:style-name="Tableau1.Y3" office:value-type="string">
            <text:p text:style-name="P27">{time23}</text:p>
          </table:table-cell>
          <table:table-cell table:style-name="Tableau1.Z3" office:value-type="string">
            <text:p text:style-name="P27">{time24}</text:p>
          </table:table-cell>
          <table:table-cell table:style-name="Tableau1.a3" office:value-type="string">
            <text:p text:style-name="P27">{time25}</text:p>
          </table:table-cell>
          <table:table-cell table:style-name="Tableau1.b15" office:value-type="string">
            <text:p text:style-name="P27">{time26}</text:p>
          </table:table-cell>
          <table:table-cell table:style-name="Tableau1.c3" office:value-type="string">
            <text:p text:style-name="P27">{time27}</text:p>
          </table:table-cell>
          <table:table-cell table:style-name="Tableau1.d3" office:value-type="string">
            <text:p text:style-name="P27">{time28}</text:p>
          </table:table-cell>
          <table:table-cell table:style-name="Tableau1.e3" office:value-type="string">
            <text:p text:style-name="P27">{time29}</text:p>
          </table:table-cell>
          <table:table-cell table:style-name="Tableau1.f3" office:value-type="string">
            <text:p text:style-name="P27">{time30}[!-- END row.times --]</text:p>
          </table:table-cell>
        </table:table-row>
        <table:table-row table:style-name="TableLine1753512472592">
          <table:table-cell table:style-name="Tableau1.A15" office:value-type="string">
            <text:p text:style-name="P26">Total Temps pointé</text:p>
          </table:table-cell>
          <table:table-cell table:style-name="Tableau1.B4" office:value-type="string">
            <text:p text:style-name="P27"/>
          </table:table-cell>
          <table:table-cell table:style-name="Tableau1.C4" office:value-type="string">
            <text:p text:style-name="P27">[!-- BEGIN row.totaltimes --]{totaltime1}</text:p>
          </table:table-cell>
          <table:table-cell table:style-name="Tableau1.D4" office:value-type="string">
            <text:p text:style-name="P27">{totaltime2}</text:p>
          </table:table-cell>
          <table:table-cell table:style-name="Tableau1.E4" office:value-type="string">
            <text:p text:style-name="P27">{totaltime3}</text:p>
          </table:table-cell>
          <table:table-cell table:style-name="Tableau1.F4" office:value-type="string">
            <text:p text:style-name="P27">{totaltime4}</text:p>
          </table:table-cell>
          <table:table-cell table:style-name="Tableau1.G4" office:value-type="string">
            <text:p text:style-name="P27">{totaltime5}</text:p>
          </table:table-cell>
          <table:table-cell table:style-name="Tableau1.H4" office:value-type="string">
            <text:p text:style-name="P27">{totaltime6}</text:p>
          </table:table-cell>
          <table:table-cell table:style-name="Tableau1.I4" office:value-type="string">
            <text:p text:style-name="P27">{totaltime7}</text:p>
          </table:table-cell>
          <table:table-cell table:style-name="Tableau1.J15" office:value-type="string">
            <text:p text:style-name="P27">{totaltime8}</text:p>
          </table:table-cell>
          <table:table-cell table:style-name="Tableau1.K4" office:value-type="string">
            <text:p text:style-name="P27">{totaltime9}</text:p>
          </table:table-cell>
          <table:table-cell table:style-name="Tableau1.L4" office:value-type="string">
            <text:p text:style-name="P27">{totaltime10}</text:p>
          </table:table-cell>
          <table:table-cell table:style-name="Tableau1.M4" office:value-type="string">
            <text:p text:style-name="P27">{totaltime11}</text:p>
          </table:table-cell>
          <table:table-cell table:style-name="Tableau1.N4" office:value-type="string">
            <text:p text:style-name="P27">{totaltime12}</text:p>
          </table:table-cell>
          <table:table-cell table:style-name="Tableau1.O4" office:value-type="string">
            <text:p text:style-name="P27">{totaltime13}</text:p>
          </table:table-cell>
          <table:table-cell table:style-name="Tableau1.P4" office:value-type="string">
            <text:p text:style-name="P27">{totaltime14}</text:p>
          </table:table-cell>
          <table:table-cell table:style-name="Tableau1.Q4" office:value-type="string">
            <text:p text:style-name="P27">{totaltime15}</text:p>
          </table:table-cell>
          <table:table-cell table:style-name="Tableau1.R4" office:value-type="string">
            <text:p text:style-name="P27">{totaltime16}</text:p>
          </table:table-cell>
          <table:table-cell table:style-name="Tableau1.S4" office:value-type="string">
            <text:p text:style-name="P27">{totaltime17}</text:p>
          </table:table-cell>
          <table:table-cell table:style-name="Tableau1.T4" office:value-type="string">
            <text:p text:style-name="P27">{totaltime18}</text:p>
          </table:table-cell>
          <table:table-cell table:style-name="Tableau1.U4" office:value-type="string">
            <text:p text:style-name="P27">{totaltime19}</text:p>
          </table:table-cell>
          <table:table-cell table:style-name="Tableau1.V4" office:value-type="string">
            <text:p text:style-name="P27">{totaltime20}</text:p>
          </table:table-cell>
          <table:table-cell table:style-name="Tableau1.b15" office:value-type="string">
            <text:p text:style-name="P27">{totaltime21}</text:p>
          </table:table-cell>
          <table:table-cell table:style-name="Tableau1.X4" office:value-type="string">
            <text:p text:style-name="P27">{totaltime22}</text:p>
          </table:table-cell>
          <table:table-cell table:style-name="Tableau1.Y4" office:value-type="string">
            <text:p text:style-name="P27">{totaltime23}</text:p>
          </table:table-cell>
          <table:table-cell table:style-name="Tableau1.Z4" office:value-type="string">
            <text:p text:style-name="P27">{totaltime24}</text:p>
          </table:table-cell>
          <table:table-cell table:style-name="Tableau1.a4" office:value-type="string">
            <text:p text:style-name="P27">{totaltime25}</text:p>
          </table:table-cell>
          <table:table-cell table:style-name="Tableau1.b15" office:value-type="string">
            <text:p text:style-name="P27">{totaltime26}</text:p>
          </table:table-cell>
          <table:table-cell table:style-name="Tableau1.c4" office:value-type="string">
            <text:p text:style-name="P27">{totaltime27}</text:p>
          </table:table-cell>
          <table:table-cell table:style-name="Tableau1.d4" office:value-type="string">
            <text:p text:style-name="P27">{totaltime28}</text:p>
          </table:table-cell>
          <table:table-cell table:style-name="Tableau1.e4" office:value-type="string">
            <text:p text:style-name="P27">{totaltime29}</text:p>
          </table:table-cell>
          <table:table-cell table:style-name="Tableau1.f4" office:value-type="string">
            <text:p text:style-name="P27">{totaltime30}[!-- END row.totaltimes --]</text:p>
          </table:table-cell>
        </table:table-row>
        <table:table-row table:style-name="TableLine1753512467120">
          <table:table-cell table:style-name="Tableau1.A15" office:value-type="string">
            <text:p text:style-name="P27"/>
          </table:table-cell>
          <table:table-cell table:style-name="Tableau1.B5" office:value-type="string">
            <text:p text:style-name="P27"/>
          </table:table-cell>
          <table:table-cell table:style-name="Tableau1.C5" office:value-type="string">
            <text:p text:style-name="P27"/>
          </table:table-cell>
          <table:table-cell table:style-name="Tableau1.D5" office:value-type="string">
            <text:p text:style-name="P27"/>
          </table:table-cell>
          <table:table-cell table:style-name="Tableau1.E5" office:value-type="string">
            <text:p text:style-name="P27"/>
          </table:table-cell>
          <table:table-cell table:style-name="Tableau1.F5" office:value-type="string">
            <text:p text:style-name="P27"/>
          </table:table-cell>
          <table:table-cell table:style-name="Tableau1.G5" office:value-type="string">
            <text:p text:style-name="P27"/>
          </table:table-cell>
          <table:table-cell table:style-name="Tableau1.H5" office:value-type="string">
            <text:p text:style-name="P27"/>
          </table:table-cell>
          <table:table-cell table:style-name="Tableau1.I5" office:value-type="string">
            <text:p text:style-name="P27"/>
          </table:table-cell>
          <table:table-cell table:style-name="Tableau1.J15" office:value-type="string">
            <text:p text:style-name="P27"/>
          </table:table-cell>
          <table:table-cell table:style-name="Tableau1.K5" office:value-type="string">
            <text:p text:style-name="P27"/>
          </table:table-cell>
          <table:table-cell table:style-name="Tableau1.L5" office:value-type="string">
            <text:p text:style-name="P27"/>
          </table:table-cell>
          <table:table-cell table:style-name="Tableau1.M5" office:value-type="string">
            <text:p text:style-name="P27"/>
          </table:table-cell>
          <table:table-cell table:style-name="Tableau1.N5" office:value-type="string">
            <text:p text:style-name="P27"/>
          </table:table-cell>
          <table:table-cell table:style-name="Tableau1.O5" office:value-type="string">
            <text:p text:style-name="P27"/>
          </table:table-cell>
          <table:table-cell table:style-name="Tableau1.P5" office:value-type="string">
            <text:p text:style-name="P27"/>
          </table:table-cell>
          <table:table-cell table:style-name="Tableau1.Q5" office:value-type="string">
            <text:p text:style-name="P27"/>
          </table:table-cell>
          <table:table-cell table:style-name="Tableau1.R5" office:value-type="string">
            <text:p text:style-name="P27"/>
          </table:table-cell>
          <table:table-cell table:style-name="Tableau1.S5" office:value-type="string">
            <text:p text:style-name="P27"/>
          </table:table-cell>
          <table:table-cell table:style-name="Tableau1.T5" office:value-type="string">
            <text:p text:style-name="P27"/>
          </table:table-cell>
          <table:table-cell table:style-name="Tableau1.U5" office:value-type="string">
            <text:p text:style-name="P27"/>
          </table:table-cell>
          <table:table-cell table:style-name="Tableau1.V5" office:value-type="string">
            <text:p text:style-name="P27"/>
          </table:table-cell>
          <table:table-cell table:style-name="Tableau1.b15" office:value-type="string">
            <text:p text:style-name="P27"/>
          </table:table-cell>
          <table:table-cell table:style-name="Tableau1.X5" office:value-type="string">
            <text:p text:style-name="P27"/>
          </table:table-cell>
          <table:table-cell table:style-name="Tableau1.Y5" office:value-type="string">
            <text:p text:style-name="P27"/>
          </table:table-cell>
          <table:table-cell table:style-name="Tableau1.Z5" office:value-type="string">
            <text:p text:style-name="P27"/>
          </table:table-cell>
          <table:table-cell table:style-name="Tableau1.a5" office:value-type="string">
            <text:p text:style-name="P27"/>
          </table:table-cell>
          <table:table-cell table:style-name="Tableau1.b15" office:value-type="string">
            <text:p text:style-name="P27"/>
          </table:table-cell>
          <table:table-cell table:style-name="Tableau1.c5" office:value-type="string">
            <text:p text:style-name="P27"/>
          </table:table-cell>
          <table:table-cell table:style-name="Tableau1.d5" office:value-type="string">
            <text:p text:style-name="P27"/>
          </table:table-cell>
          <table:table-cell table:style-name="Tableau1.e5" office:value-type="string">
            <text:p text:style-name="P27"/>
          </table:table-cell>
          <table:table-cell table:style-name="Tableau1.f5" office:value-type="string">
            <text:p text:style-name="P27"/>
          </table:table-cell>
        </table:table-row>
        <table:table-row table:style-name="TableLine1753512444944">
          <table:table-cell table:style-name="Tableau1.A15" office:value-type="string">
            <text:p text:style-name="P26">RH</text:p>
          </table:table-cell>
          <table:table-cell table:style-name="Tableau1.B6" office:value-type="string">
            <text:p text:style-name="P27"/>
          </table:table-cell>
          <table:table-cell table:style-name="Tableau1.C6" office:value-type="string">
            <text:p text:style-name="P27">[!-- BEGI<text:soft-page-break/>N row.rhs --]{rh1}</text:p>
          </table:table-cell>
          <table:table-cell table:style-name="Tableau1.D6" office:value-type="string">
            <text:p text:style-name="P27">{rh2}</text:p>
          </table:table-cell>
          <table:table-cell table:style-name="Tableau1.E6" office:value-type="string">
            <text:p text:style-name="P27">{rh3}</text:p>
          </table:table-cell>
          <table:table-cell table:style-name="Tableau1.F6" office:value-type="string">
            <text:p text:style-name="P27">{rh4}</text:p>
          </table:table-cell>
          <table:table-cell table:style-name="Tableau1.G6" office:value-type="string">
            <text:p text:style-name="P27">{rh5}</text:p>
          </table:table-cell>
          <table:table-cell table:style-name="Tableau1.H6" office:value-type="string">
            <text:p text:style-name="P27">{rh6}</text:p>
          </table:table-cell>
          <table:table-cell table:style-name="Tableau1.I6" office:value-type="string">
            <text:p text:style-name="P27">{rh7}</text:p>
          </table:table-cell>
          <table:table-cell table:style-name="Tableau1.J15" office:value-type="string">
            <text:p text:style-name="P27">{rh8}</text:p>
          </table:table-cell>
          <table:table-cell table:style-name="Tableau1.K6" office:value-type="string">
            <text:p text:style-name="P27">{rh9}</text:p>
          </table:table-cell>
          <table:table-cell table:style-name="Tableau1.L6" office:value-type="string">
            <text:p text:style-name="P27">{rh10}</text:p>
          </table:table-cell>
          <table:table-cell table:style-name="Tableau1.M6" office:value-type="string">
            <text:p text:style-name="P27">{rh11}</text:p>
          </table:table-cell>
          <table:table-cell table:style-name="Tableau1.N6" office:value-type="string">
            <text:p text:style-name="P27">{rh12}</text:p>
          </table:table-cell>
          <table:table-cell table:style-name="Tableau1.O6" office:value-type="string">
            <text:p text:style-name="P27">{rh13}</text:p>
          </table:table-cell>
          <table:table-cell table:style-name="Tableau1.P6" office:value-type="string">
            <text:p text:style-name="P27">{rh14}</text:p>
          </table:table-cell>
          <table:table-cell table:style-name="Tableau1.Q6" office:value-type="string">
            <text:p text:style-name="P27">{rh15}</text:p>
          </table:table-cell>
          <table:table-cell table:style-name="Tableau1.R6" office:value-type="string">
            <text:p text:style-name="P27">{rh16}</text:p>
          </table:table-cell>
          <table:table-cell table:style-name="Tableau1.S6" office:value-type="string">
            <text:p text:style-name="P27">{rh17}</text:p>
          </table:table-cell>
          <table:table-cell table:style-name="Tableau1.T6" office:value-type="string">
            <text:p text:style-name="P27">{rh18}</text:p>
          </table:table-cell>
          <table:table-cell table:style-name="Tableau1.U6" office:value-type="string">
            <text:p text:style-name="P27">{rh19}</text:p>
          </table:table-cell>
          <table:table-cell table:style-name="Tableau1.V6" office:value-type="string">
            <text:p text:style-name="P27">{rh20}</text:p>
          </table:table-cell>
          <table:table-cell table:style-name="Tableau1.b15" office:value-type="string">
            <text:p text:style-name="P27">{rh21}</text:p>
          </table:table-cell>
          <table:table-cell table:style-name="Tableau1.X6" office:value-type="string">
            <text:p text:style-name="P27">{rh22}</text:p>
          </table:table-cell>
          <table:table-cell table:style-name="Tableau1.Y6" office:value-type="string">
            <text:p text:style-name="P27">{rh23}</text:p>
          </table:table-cell>
          <table:table-cell table:style-name="Tableau1.Z6" office:value-type="string">
            <text:p text:style-name="P27">{rh24}</text:p>
          </table:table-cell>
          <table:table-cell table:style-name="Tableau1.a6" office:value-type="string">
            <text:p text:style-name="P27">{rh25}</text:p>
          </table:table-cell>
          <table:table-cell table:style-name="Tableau1.b15" office:value-type="string">
            <text:p text:style-name="P27">{rh26}</text:p>
          </table:table-cell>
          <table:table-cell table:style-name="Tableau1.c6" office:value-type="string">
            <text:p text:style-name="P27">{rh27}</text:p>
          </table:table-cell>
          <table:table-cell table:style-name="Tableau1.d6" office:value-type="string">
            <text:p text:style-name="P27">{rh28}</text:p>
          </table:table-cell>
          <table:table-cell table:style-name="Tableau1.e6" office:value-type="string">
            <text:p text:style-name="P27">{rh29}</text:p>
          </table:table-cell>
          <table:table-cell table:style-name="Tableau1.f6" office:value-type="string">
            <text:p text:style-name="P27">{rh30}[!-- <text:soft-page-break/>END row.rhs --]</text:p>
          </table:table-cell>
        </table:table-row>
        <table:table-row table:style-name="TableLine1753512446384">
          <table:table-cell table:style-name="Tableau1.A15" office:value-type="string">
            <text:p text:style-name="P27">Congés sans solde</text:p>
          </table:table-cell>
          <table:table-cell table:style-name="Tableau1.B7" office:value-type="string">
            <text:p text:style-name="P27"/>
          </table:table-cell>
          <table:table-cell table:style-name="Tableau1.C7" office:value-type="string">
            <text:p text:style-name="P27">[!-- BEGIN row.csss --]{css1}</text:p>
          </table:table-cell>
          <table:table-cell table:style-name="Tableau1.D7" office:value-type="string">
            <text:p text:style-name="P27">{css2}</text:p>
          </table:table-cell>
          <table:table-cell table:style-name="Tableau1.E7" office:value-type="string">
            <text:p text:style-name="P27">{css3}</text:p>
          </table:table-cell>
          <table:table-cell table:style-name="Tableau1.F7" office:value-type="string">
            <text:p text:style-name="P27">{css4}</text:p>
          </table:table-cell>
          <table:table-cell table:style-name="Tableau1.G7" office:value-type="string">
            <text:p text:style-name="P27">{css5}</text:p>
          </table:table-cell>
          <table:table-cell table:style-name="Tableau1.H7" office:value-type="string">
            <text:p text:style-name="P27">{css6}</text:p>
          </table:table-cell>
          <table:table-cell table:style-name="Tableau1.I7" office:value-type="string">
            <text:p text:style-name="P27">{css7}</text:p>
          </table:table-cell>
          <table:table-cell table:style-name="Tableau1.J15" office:value-type="string">
            <text:p text:style-name="P27">{css8}</text:p>
          </table:table-cell>
          <table:table-cell table:style-name="Tableau1.K7" office:value-type="string">
            <text:p text:style-name="P27">{css9}</text:p>
          </table:table-cell>
          <table:table-cell table:style-name="Tableau1.L7" office:value-type="string">
            <text:p text:style-name="P27">{css10}</text:p>
          </table:table-cell>
          <table:table-cell table:style-name="Tableau1.M7" office:value-type="string">
            <text:p text:style-name="P27">{css11}</text:p>
          </table:table-cell>
          <table:table-cell table:style-name="Tableau1.N7" office:value-type="string">
            <text:p text:style-name="P27">{css12}</text:p>
          </table:table-cell>
          <table:table-cell table:style-name="Tableau1.O7" office:value-type="string">
            <text:p text:style-name="P27">{css13}</text:p>
          </table:table-cell>
          <table:table-cell table:style-name="Tableau1.P7" office:value-type="string">
            <text:p text:style-name="P27">{css14}</text:p>
          </table:table-cell>
          <table:table-cell table:style-name="Tableau1.Q7" office:value-type="string">
            <text:p text:style-name="P27">{css15}</text:p>
          </table:table-cell>
          <table:table-cell table:style-name="Tableau1.R7" office:value-type="string">
            <text:p text:style-name="P27">{css16}</text:p>
          </table:table-cell>
          <table:table-cell table:style-name="Tableau1.S7" office:value-type="string">
            <text:p text:style-name="P27">{css17}</text:p>
          </table:table-cell>
          <table:table-cell table:style-name="Tableau1.T7" office:value-type="string">
            <text:p text:style-name="P27">{css18}</text:p>
          </table:table-cell>
          <table:table-cell table:style-name="Tableau1.U7" office:value-type="string">
            <text:p text:style-name="P27">{css19}</text:p>
          </table:table-cell>
          <table:table-cell table:style-name="Tableau1.V7" office:value-type="string">
            <text:p text:style-name="P27">{css20}</text:p>
          </table:table-cell>
          <table:table-cell table:style-name="Tableau1.b15" office:value-type="string">
            <text:p text:style-name="P27">{css21}</text:p>
          </table:table-cell>
          <table:table-cell table:style-name="Tableau1.X7" office:value-type="string">
            <text:p text:style-name="P27">{css22}</text:p>
          </table:table-cell>
          <table:table-cell table:style-name="Tableau1.Y7" office:value-type="string">
            <text:p text:style-name="P27">{css23}</text:p>
          </table:table-cell>
          <table:table-cell table:style-name="Tableau1.Z7" office:value-type="string">
            <text:p text:style-name="P27">{css24}</text:p>
          </table:table-cell>
          <table:table-cell table:style-name="Tableau1.a7" office:value-type="string">
            <text:p text:style-name="P27">{css25}</text:p>
          </table:table-cell>
          <table:table-cell table:style-name="Tableau1.b15" office:value-type="string">
            <text:p text:style-name="P27">{css26}</text:p>
          </table:table-cell>
          <table:table-cell table:style-name="Tableau1.c7" office:value-type="string">
            <text:p text:style-name="P27">{css27}</text:p>
          </table:table-cell>
          <table:table-cell table:style-name="Tableau1.d7" office:value-type="string">
            <text:p text:style-name="P27">{css28}</text:p>
          </table:table-cell>
          <table:table-cell table:style-name="Tableau1.e7" office:value-type="string">
            <text:p text:style-name="P27">{css29}</text:p>
          </table:table-cell>
          <table:table-cell table:style-name="Tableau1.f7" office:value-type="string">
            <text:p text:style-name="P27">{css30}[!-- END row.csss --]</text:p>
          </table:table-cell>
        </table:table-row>
        <table:table-row table:style-name="TableLine1753802689232">
          <table:table-cell table:style-name="Tableau1.A15" office:value-type="string">
            <text:p text:style-name="P29">Congés payés</text:p>
          </table:table-cell>
          <table:table-cell table:style-name="Tableau1.B8" office:value-type="string">
            <text:p text:style-name="P27"/>
          </table:table-cell>
          <table:table-cell table:style-name="Tableau1.C8" office:value-type="string">
            <text:p text:style-name="P27">[!-- BEGIN row.cps --]{cp1}</text:p>
          </table:table-cell>
          <table:table-cell table:style-name="Tableau1.D8" office:value-type="string">
            <text:p text:style-name="P27">{cp2}</text:p>
          </table:table-cell>
          <table:table-cell table:style-name="Tableau1.E8" office:value-type="string">
            <text:p text:style-name="P27">{cp3}</text:p>
          </table:table-cell>
          <table:table-cell table:style-name="Tableau1.F8" office:value-type="string">
            <text:p text:style-name="P27">{cp4}</text:p>
          </table:table-cell>
          <table:table-cell table:style-name="Tableau1.G8" office:value-type="string">
            <text:p text:style-name="P27">{cp5}</text:p>
          </table:table-cell>
          <table:table-cell table:style-name="Tableau1.H8" office:value-type="string">
            <text:p text:style-name="P27">{cp6}</text:p>
          </table:table-cell>
          <table:table-cell table:style-name="Tableau1.I8" office:value-type="string">
            <text:p text:style-name="P27">{cp7}</text:p>
          </table:table-cell>
          <table:table-cell table:style-name="Tableau1.J15" office:value-type="string">
            <text:p text:style-name="P27">{cp8}</text:p>
          </table:table-cell>
          <table:table-cell table:style-name="Tableau1.K8" office:value-type="string">
            <text:p text:style-name="P27">{cp9}</text:p>
          </table:table-cell>
          <table:table-cell table:style-name="Tableau1.L8" office:value-type="string">
            <text:p text:style-name="P27">{cp10}</text:p>
          </table:table-cell>
          <table:table-cell table:style-name="Tableau1.M8" office:value-type="string">
            <text:p text:style-name="P27">{cp11}</text:p>
          </table:table-cell>
          <table:table-cell table:style-name="Tableau1.N8" office:value-type="string">
            <text:p text:style-name="P27">{cp12}</text:p>
          </table:table-cell>
          <table:table-cell table:style-name="Tableau1.O8" office:value-type="string">
            <text:p text:style-name="P27">{cp13}</text:p>
          </table:table-cell>
          <table:table-cell table:style-name="Tableau1.P8" office:value-type="string">
            <text:p text:style-name="P27">{cp14}</text:p>
          </table:table-cell>
          <table:table-cell table:style-name="Tableau1.Q8" office:value-type="string">
            <text:p text:style-name="P27">{cp15}</text:p>
          </table:table-cell>
          <table:table-cell table:style-name="Tableau1.R8" office:value-type="string">
            <text:p text:style-name="P27">{cp16}</text:p>
          </table:table-cell>
          <table:table-cell table:style-name="Tableau1.S8" office:value-type="string">
            <text:p text:style-name="P27">{cp17}</text:p>
          </table:table-cell>
          <table:table-cell table:style-name="Tableau1.T8" office:value-type="string">
            <text:p text:style-name="P27">{cp18}</text:p>
          </table:table-cell>
          <table:table-cell table:style-name="Tableau1.U8" office:value-type="string">
            <text:p text:style-name="P27">{cp19}</text:p>
          </table:table-cell>
          <table:table-cell table:style-name="Tableau1.V8" office:value-type="string">
            <text:p text:style-name="P27">{cp20}</text:p>
          </table:table-cell>
          <table:table-cell table:style-name="Tableau1.b15" office:value-type="string">
            <text:p text:style-name="P27">{cp21}</text:p>
          </table:table-cell>
          <table:table-cell table:style-name="Tableau1.X8" office:value-type="string">
            <text:p text:style-name="P27">{cp22}</text:p>
          </table:table-cell>
          <table:table-cell table:style-name="Tableau1.Y8" office:value-type="string">
            <text:p text:style-name="P27">{cp23}</text:p>
          </table:table-cell>
          <table:table-cell table:style-name="Tableau1.Z8" office:value-type="string">
            <text:p text:style-name="P27">{cp24}</text:p>
          </table:table-cell>
          <table:table-cell table:style-name="Tableau1.a8" office:value-type="string">
            <text:p text:style-name="P27">{cp25}</text:p>
          </table:table-cell>
          <table:table-cell table:style-name="Tableau1.b15" office:value-type="string">
            <text:p text:style-name="P27">{cp26}</text:p>
          </table:table-cell>
          <table:table-cell table:style-name="Tableau1.c8" office:value-type="string">
            <text:p text:style-name="P27">{cp27}</text:p>
          </table:table-cell>
          <table:table-cell table:style-name="Tableau1.d8" office:value-type="string">
            <text:p text:style-name="P27">{cp28}</text:p>
          </table:table-cell>
          <table:table-cell table:style-name="Tableau1.e8" office:value-type="string">
            <text:p text:style-name="P27">{cp29}</text:p>
          </table:table-cell>
          <table:table-cell table:style-name="Tableau1.f8" office:value-type="string">
            <text:p text:style-name="P27">{cp30}[!-- END row.cps --]</text:p>
          </table:table-cell>
        </table:table-row>
        <table:table-row table:style-name="TableLine1753802698160">
          <table:table-cell table:style-name="Tableau1.A15" office:value-type="string">
            <text:p text:style-name="P27">RTT</text:p>
          </table:table-cell>
          <table:table-cell table:style-name="Tableau1.B9" office:value-type="string">
            <text:p text:style-name="P27"/>
          </table:table-cell>
          <table:table-cell table:style-name="Tableau1.C9" office:value-type="string">
            <text:p text:style-name="P27">[!-- BEGIN row.rtts --]{rtt1}</text:p>
          </table:table-cell>
          <table:table-cell table:style-name="Tableau1.D9" office:value-type="string">
            <text:p text:style-name="P27">{rtt2}</text:p>
          </table:table-cell>
          <table:table-cell table:style-name="Tableau1.E9" office:value-type="string">
            <text:p text:style-name="P27">{rtt3}</text:p>
          </table:table-cell>
          <table:table-cell table:style-name="Tableau1.F9" office:value-type="string">
            <text:p text:style-name="P37">{rtt4}</text:p>
          </table:table-cell>
          <table:table-cell table:style-name="Tableau1.G9" office:value-type="string">
            <text:p text:style-name="P27">{rtt5}</text:p>
          </table:table-cell>
          <table:table-cell table:style-name="Tableau1.H9" office:value-type="string">
            <text:p text:style-name="P27">{rtt6}</text:p>
          </table:table-cell>
          <table:table-cell table:style-name="Tableau1.I9" office:value-type="string">
            <text:p text:style-name="P27">{rtt7}</text:p>
          </table:table-cell>
          <table:table-cell table:style-name="Tableau1.J15" office:value-type="string">
            <text:p text:style-name="P27">{rtt8}</text:p>
          </table:table-cell>
          <table:table-cell table:style-name="Tableau1.K9" office:value-type="string">
            <text:p text:style-name="P27">{rtt9}</text:p>
          </table:table-cell>
          <table:table-cell table:style-name="Tableau1.L9" office:value-type="string">
            <text:p text:style-name="P27">{rtt10}</text:p>
          </table:table-cell>
          <table:table-cell table:style-name="Tableau1.M9" office:value-type="string">
            <text:p text:style-name="P27">{rtt11}</text:p>
          </table:table-cell>
          <table:table-cell table:style-name="Tableau1.N9" office:value-type="string">
            <text:p text:style-name="P27">{rtt12}</text:p>
          </table:table-cell>
          <table:table-cell table:style-name="Tableau1.O9" office:value-type="string">
            <text:p text:style-name="P27">{rtt13}</text:p>
          </table:table-cell>
          <table:table-cell table:style-name="Tableau1.P9" office:value-type="string">
            <text:p text:style-name="P27">{rtt14}</text:p>
          </table:table-cell>
          <table:table-cell table:style-name="Tableau1.Q9" office:value-type="string">
            <text:p text:style-name="P27">{rtt15}</text:p>
          </table:table-cell>
          <table:table-cell table:style-name="Tableau1.R9" office:value-type="string">
            <text:p text:style-name="P27">{rtt16}</text:p>
          </table:table-cell>
          <table:table-cell table:style-name="Tableau1.S9" office:value-type="string">
            <text:p text:style-name="P27">{rtt17}</text:p>
          </table:table-cell>
          <table:table-cell table:style-name="Tableau1.T9" office:value-type="string">
            <text:p text:style-name="P27">{rtt18}</text:p>
          </table:table-cell>
          <table:table-cell table:style-name="Tableau1.U9" office:value-type="string">
            <text:p text:style-name="P27">{rtt19}</text:p>
          </table:table-cell>
          <table:table-cell table:style-name="Tableau1.V9" office:value-type="string">
            <text:p text:style-name="P27">{rtt20}</text:p>
          </table:table-cell>
          <table:table-cell table:style-name="Tableau1.b15" office:value-type="string">
            <text:p text:style-name="P27">{rtt21}</text:p>
          </table:table-cell>
          <table:table-cell table:style-name="Tableau1.X9" office:value-type="string">
            <text:p text:style-name="P27">{rtt22}</text:p>
          </table:table-cell>
          <table:table-cell table:style-name="Tableau1.Y9" office:value-type="string">
            <text:p text:style-name="P27">{rtt23}</text:p>
          </table:table-cell>
          <table:table-cell table:style-name="Tableau1.Z9" office:value-type="string">
            <text:p text:style-name="P27">{rtt24}</text:p>
          </table:table-cell>
          <table:table-cell table:style-name="Tableau1.a9" office:value-type="string">
            <text:p text:style-name="P27">{rtt25}</text:p>
          </table:table-cell>
          <table:table-cell table:style-name="Tableau1.b15" office:value-type="string">
            <text:p text:style-name="P27">{rtt26}</text:p>
          </table:table-cell>
          <table:table-cell table:style-name="Tableau1.c9" office:value-type="string">
            <text:p text:style-name="P27">{rtt27}</text:p>
          </table:table-cell>
          <table:table-cell table:style-name="Tableau1.d9" office:value-type="string">
            <text:p text:style-name="P27">{rtt28}</text:p>
          </table:table-cell>
          <table:table-cell table:style-name="Tableau1.e9" office:value-type="string">
            <text:p text:style-name="P27">{rtt29}</text:p>
          </table:table-cell>
          <table:table-cell table:style-name="Tableau1.f9" office:value-type="string">
            <text:p text:style-name="P27">{rtt30}[!-- END row.rtts --]</text:p>
          </table:table-cell>
        </table:table-row>
        <table:table-row table:style-name="TableLine1753802684336">
          <table:table-cell table:style-name="Tableau1.A15" office:value-type="string">
            <text:p text:style-name="P27">Jour férié</text:p>
          </table:table-cell>
          <table:table-cell table:style-name="Tableau1.B10" office:value-type="string">
            <text:p text:style-name="P27"/>
          </table:table-cell>
          <table:table-cell table:style-name="Tableau1.C10" office:value-type="string">
            <text:p text:style-name="P27">[!-- BEGIN row.jfs --]<text:soft-page-break/>{jf1}</text:p>
          </table:table-cell>
          <table:table-cell table:style-name="Tableau1.D10" office:value-type="string">
            <text:p text:style-name="P27">{jf2}</text:p>
          </table:table-cell>
          <table:table-cell table:style-name="Tableau1.E10" office:value-type="string">
            <text:p text:style-name="P27">{jf3}</text:p>
          </table:table-cell>
          <table:table-cell table:style-name="Tableau1.F10" office:value-type="string">
            <text:p text:style-name="P27">{jf4}</text:p>
          </table:table-cell>
          <table:table-cell table:style-name="Tableau1.G10" office:value-type="string">
            <text:p text:style-name="P27">{jf5}</text:p>
          </table:table-cell>
          <table:table-cell table:style-name="Tableau1.H10" office:value-type="string">
            <text:p text:style-name="P27">{jf6}</text:p>
          </table:table-cell>
          <table:table-cell table:style-name="Tableau1.I10" office:value-type="string">
            <text:p text:style-name="P27">{jf7}</text:p>
          </table:table-cell>
          <table:table-cell table:style-name="Tableau1.J15" office:value-type="string">
            <text:p text:style-name="P27">{jf8}</text:p>
          </table:table-cell>
          <table:table-cell table:style-name="Tableau1.K10" office:value-type="string">
            <text:p text:style-name="P27">{jf9}</text:p>
          </table:table-cell>
          <table:table-cell table:style-name="Tableau1.L10" office:value-type="string">
            <text:p text:style-name="P27">{jf10}</text:p>
          </table:table-cell>
          <table:table-cell table:style-name="Tableau1.M10" office:value-type="string">
            <text:p text:style-name="P27">{jf11}</text:p>
          </table:table-cell>
          <table:table-cell table:style-name="Tableau1.N10" office:value-type="string">
            <text:p text:style-name="P27">{jf12}</text:p>
          </table:table-cell>
          <table:table-cell table:style-name="Tableau1.O10" office:value-type="string">
            <text:p text:style-name="P27">{jf13}</text:p>
          </table:table-cell>
          <table:table-cell table:style-name="Tableau1.P10" office:value-type="string">
            <text:p text:style-name="P27">{jf14}</text:p>
          </table:table-cell>
          <table:table-cell table:style-name="Tableau1.Q10" office:value-type="string">
            <text:p text:style-name="P27">{jf15}</text:p>
          </table:table-cell>
          <table:table-cell table:style-name="Tableau1.R10" office:value-type="string">
            <text:p text:style-name="P27">{jf16}</text:p>
          </table:table-cell>
          <table:table-cell table:style-name="Tableau1.S10" office:value-type="string">
            <text:p text:style-name="P27">{jf17}</text:p>
          </table:table-cell>
          <table:table-cell table:style-name="Tableau1.T10" office:value-type="string">
            <text:p text:style-name="P27">{jf18}</text:p>
          </table:table-cell>
          <table:table-cell table:style-name="Tableau1.U10" office:value-type="string">
            <text:p text:style-name="P27">{jf19}</text:p>
          </table:table-cell>
          <table:table-cell table:style-name="Tableau1.V10" office:value-type="string">
            <text:p text:style-name="P27">{jf20}</text:p>
          </table:table-cell>
          <table:table-cell table:style-name="Tableau1.b15" office:value-type="string">
            <text:p text:style-name="P27">{jf21}</text:p>
          </table:table-cell>
          <table:table-cell table:style-name="Tableau1.X10" office:value-type="string">
            <text:p text:style-name="P27">{jf22}</text:p>
          </table:table-cell>
          <table:table-cell table:style-name="Tableau1.Y10" office:value-type="string">
            <text:p text:style-name="P27">{jf23}</text:p>
          </table:table-cell>
          <table:table-cell table:style-name="Tableau1.Z10" office:value-type="string">
            <text:p text:style-name="P27">{jf24}</text:p>
          </table:table-cell>
          <table:table-cell table:style-name="Tableau1.a10" office:value-type="string">
            <text:p text:style-name="P27">{jf25}</text:p>
          </table:table-cell>
          <table:table-cell table:style-name="Tableau1.b15" office:value-type="string">
            <text:p text:style-name="P27">{jf26}</text:p>
          </table:table-cell>
          <table:table-cell table:style-name="Tableau1.c10" office:value-type="string">
            <text:p text:style-name="P27">{jf27}</text:p>
          </table:table-cell>
          <table:table-cell table:style-name="Tableau1.d10" office:value-type="string">
            <text:p text:style-name="P27">{jf28}</text:p>
          </table:table-cell>
          <table:table-cell table:style-name="Tableau1.e10" office:value-type="string">
            <text:p text:style-name="P27">{jf29}</text:p>
          </table:table-cell>
          <table:table-cell table:style-name="Tableau1.f10" office:value-type="string">
            <text:p text:style-name="P27">{jf30}[!-- END row.jfs <text:soft-page-break/>--]</text:p>
          </table:table-cell>
        </table:table-row>
        <table:table-row table:style-name="TableLine1753802695568">
          <table:table-cell table:style-name="Tableau1.A15" office:value-type="string">
            <text:p text:style-name="P27">Congés maladie</text:p>
          </table:table-cell>
          <table:table-cell table:style-name="Tableau1.B11" office:value-type="string">
            <text:p text:style-name="P27"/>
          </table:table-cell>
          <table:table-cell table:style-name="Tableau1.C11" office:value-type="string">
            <text:p text:style-name="P27">[!-- BEGIN row.cms --]{cm1}</text:p>
          </table:table-cell>
          <table:table-cell table:style-name="Tableau1.D11" office:value-type="string">
            <text:p text:style-name="P27">{cm2}</text:p>
          </table:table-cell>
          <table:table-cell table:style-name="Tableau1.E11" office:value-type="string">
            <text:p text:style-name="P27">{cm3}</text:p>
          </table:table-cell>
          <table:table-cell table:style-name="Tableau1.F11" office:value-type="string">
            <text:p text:style-name="P27">{cm4}</text:p>
          </table:table-cell>
          <table:table-cell table:style-name="Tableau1.G11" office:value-type="string">
            <text:p text:style-name="P27">{cm5}</text:p>
          </table:table-cell>
          <table:table-cell table:style-name="Tableau1.H11" office:value-type="string">
            <text:p text:style-name="P27">{cm6}</text:p>
          </table:table-cell>
          <table:table-cell table:style-name="Tableau1.I11" office:value-type="string">
            <text:p text:style-name="P27">{cm7}</text:p>
          </table:table-cell>
          <table:table-cell table:style-name="Tableau1.J15" office:value-type="string">
            <text:p text:style-name="P27">{cm8}</text:p>
          </table:table-cell>
          <table:table-cell table:style-name="Tableau1.K11" office:value-type="string">
            <text:p text:style-name="P27">{cm9}</text:p>
          </table:table-cell>
          <table:table-cell table:style-name="Tableau1.L11" office:value-type="string">
            <text:p text:style-name="P27">{cm10}</text:p>
          </table:table-cell>
          <table:table-cell table:style-name="Tableau1.M11" office:value-type="string">
            <text:p text:style-name="P27">{cm11}</text:p>
          </table:table-cell>
          <table:table-cell table:style-name="Tableau1.N11" office:value-type="string">
            <text:p text:style-name="P27">{cm12}</text:p>
          </table:table-cell>
          <table:table-cell table:style-name="Tableau1.O11" office:value-type="string">
            <text:p text:style-name="P27">{cm13}</text:p>
          </table:table-cell>
          <table:table-cell table:style-name="Tableau1.P11" office:value-type="string">
            <text:p text:style-name="P27">{cm14}</text:p>
          </table:table-cell>
          <table:table-cell table:style-name="Tableau1.Q11" office:value-type="string">
            <text:p text:style-name="P27">{cm15}</text:p>
          </table:table-cell>
          <table:table-cell table:style-name="Tableau1.R11" office:value-type="string">
            <text:p text:style-name="P27">{cm16}</text:p>
          </table:table-cell>
          <table:table-cell table:style-name="Tableau1.S11" office:value-type="string">
            <text:p text:style-name="P27">{cm17}</text:p>
          </table:table-cell>
          <table:table-cell table:style-name="Tableau1.T11" office:value-type="string">
            <text:p text:style-name="P27">{cm18}</text:p>
          </table:table-cell>
          <table:table-cell table:style-name="Tableau1.U11" office:value-type="string">
            <text:p text:style-name="P27">{cm19}</text:p>
          </table:table-cell>
          <table:table-cell table:style-name="Tableau1.V11" office:value-type="string">
            <text:p text:style-name="P27">{cm20}</text:p>
          </table:table-cell>
          <table:table-cell table:style-name="Tableau1.b15" office:value-type="string">
            <text:p text:style-name="P27">{cm21}</text:p>
          </table:table-cell>
          <table:table-cell table:style-name="Tableau1.X11" office:value-type="string">
            <text:p text:style-name="P27">{cm22}</text:p>
          </table:table-cell>
          <table:table-cell table:style-name="Tableau1.Y11" office:value-type="string">
            <text:p text:style-name="P27">{cm23}</text:p>
          </table:table-cell>
          <table:table-cell table:style-name="Tableau1.Z11" office:value-type="string">
            <text:p text:style-name="P27">{cm24}</text:p>
          </table:table-cell>
          <table:table-cell table:style-name="Tableau1.a11" office:value-type="string">
            <text:p text:style-name="P27">{cm25}</text:p>
          </table:table-cell>
          <table:table-cell table:style-name="Tableau1.b15" office:value-type="string">
            <text:p text:style-name="P27">{cm26}</text:p>
          </table:table-cell>
          <table:table-cell table:style-name="Tableau1.c11" office:value-type="string">
            <text:p text:style-name="P27">{cm27}</text:p>
          </table:table-cell>
          <table:table-cell table:style-name="Tableau1.d11" office:value-type="string">
            <text:p text:style-name="P27">{cm28}</text:p>
          </table:table-cell>
          <table:table-cell table:style-name="Tableau1.e11" office:value-type="string">
            <text:p text:style-name="P27">{cm29}</text:p>
          </table:table-cell>
          <table:table-cell table:style-name="Tableau1.f11" office:value-type="string">
            <text:p text:style-name="P27">{cm30}[!-- END row.cms --]</text:p>
          </table:table-cell>
        </table:table-row>
        <table:table-row table:style-name="TableLine1753802696144">
          <table:table-cell table:style-name="Tableau1.A15" office:value-type="string">
            <text:p text:style-name="P27"/>
          </table:table-cell>
          <table:table-cell table:style-name="Tableau1.B12" office:value-type="string">
            <text:p text:style-name="P27"/>
          </table:table-cell>
          <table:table-cell table:style-name="Tableau1.C12" office:value-type="string">
            <text:p text:style-name="P27"/>
          </table:table-cell>
          <table:table-cell table:style-name="Tableau1.D12" office:value-type="string">
            <text:p text:style-name="P27"/>
          </table:table-cell>
          <table:table-cell table:style-name="Tableau1.E12" office:value-type="string">
            <text:p text:style-name="P27"/>
          </table:table-cell>
          <table:table-cell table:style-name="Tableau1.F12" office:value-type="string">
            <text:p text:style-name="P27"/>
          </table:table-cell>
          <table:table-cell table:style-name="Tableau1.G12" office:value-type="string">
            <text:p text:style-name="P27"/>
          </table:table-cell>
          <table:table-cell table:style-name="Tableau1.H12" office:value-type="string">
            <text:p text:style-name="P27"/>
          </table:table-cell>
          <table:table-cell table:style-name="Tableau1.I12" office:value-type="string">
            <text:p text:style-name="P27"/>
          </table:table-cell>
          <table:table-cell table:style-name="Tableau1.J15" office:value-type="string">
            <text:p text:style-name="P27"/>
          </table:table-cell>
          <table:table-cell table:style-name="Tableau1.K12" office:value-type="string">
            <text:p text:style-name="P27"/>
          </table:table-cell>
          <table:table-cell table:style-name="Tableau1.L12" office:value-type="string">
            <text:p text:style-name="P27"/>
          </table:table-cell>
          <table:table-cell table:style-name="Tableau1.M12" office:value-type="string">
            <text:p text:style-name="P27"/>
          </table:table-cell>
          <table:table-cell table:style-name="Tableau1.N12" office:value-type="string">
            <text:p text:style-name="P27"/>
          </table:table-cell>
          <table:table-cell table:style-name="Tableau1.O12" office:value-type="string">
            <text:p text:style-name="P27"/>
          </table:table-cell>
          <table:table-cell table:style-name="Tableau1.P12" office:value-type="string">
            <text:p text:style-name="P27"/>
          </table:table-cell>
          <table:table-cell table:style-name="Tableau1.Q12" office:value-type="string">
            <text:p text:style-name="P27"/>
          </table:table-cell>
          <table:table-cell table:style-name="Tableau1.R12" office:value-type="string">
            <text:p text:style-name="P27"/>
          </table:table-cell>
          <table:table-cell table:style-name="Tableau1.S12" office:value-type="string">
            <text:p text:style-name="P27"/>
          </table:table-cell>
          <table:table-cell table:style-name="Tableau1.T12" office:value-type="string">
            <text:p text:style-name="P27"/>
          </table:table-cell>
          <table:table-cell table:style-name="Tableau1.U12" office:value-type="string">
            <text:p text:style-name="P27"/>
          </table:table-cell>
          <table:table-cell table:style-name="Tableau1.V12" office:value-type="string">
            <text:p text:style-name="P27"/>
          </table:table-cell>
          <table:table-cell table:style-name="Tableau1.b15" office:value-type="string">
            <text:p text:style-name="P27"/>
          </table:table-cell>
          <table:table-cell table:style-name="Tableau1.X12" office:value-type="string">
            <text:p text:style-name="P27"/>
          </table:table-cell>
          <table:table-cell table:style-name="Tableau1.Y12" office:value-type="string">
            <text:p text:style-name="P27"/>
          </table:table-cell>
          <table:table-cell table:style-name="Tableau1.Z12" office:value-type="string">
            <text:p text:style-name="P27"/>
          </table:table-cell>
          <table:table-cell table:style-name="Tableau1.a12" office:value-type="string">
            <text:p text:style-name="P27"/>
          </table:table-cell>
          <table:table-cell table:style-name="Tableau1.b15" office:value-type="string">
            <text:p text:style-name="P27"/>
          </table:table-cell>
          <table:table-cell table:style-name="Tableau1.c12" office:value-type="string">
            <text:p text:style-name="P27"/>
          </table:table-cell>
          <table:table-cell table:style-name="Tableau1.d12" office:value-type="string">
            <text:p text:style-name="P27"/>
          </table:table-cell>
          <table:table-cell table:style-name="Tableau1.e12" office:value-type="string">
            <text:p text:style-name="P27"/>
          </table:table-cell>
          <table:table-cell table:style-name="Tableau1.f12" office:value-type="string">
            <text:p text:style-name="P27"/>
          </table:table-cell>
        </table:table-row>
        <table:table-row table:style-name="TableLine1753802699888">
          <table:table-cell table:style-name="Tableau1.A15" office:value-type="string">
            <text:p text:style-name="P26">Total RH</text:p>
          </table:table-cell>
          <table:table-cell table:style-name="Tableau1.B13" office:value-type="string">
            <text:p text:style-name="P27"/>
          </table:table-cell>
          <table:table-cell table:style-name="Tableau1.C13" office:value-type="string">
            <text:p text:style-name="P27">[!-- BEGIN row.totalrhs --]{totalrh1}</text:p>
          </table:table-cell>
          <table:table-cell table:style-name="Tableau1.D13" office:value-type="string">
            <text:p text:style-name="P27">{totalrh2}</text:p>
          </table:table-cell>
          <table:table-cell table:style-name="Tableau1.E13" office:value-type="string">
            <text:p text:style-name="P27">{totalrh3}</text:p>
          </table:table-cell>
          <table:table-cell table:style-name="Tableau1.F13" office:value-type="string">
            <text:p text:style-name="P27">{totalrh4}</text:p>
          </table:table-cell>
          <table:table-cell table:style-name="Tableau1.G13" office:value-type="string">
            <text:p text:style-name="P27">{totalrh5}</text:p>
          </table:table-cell>
          <table:table-cell table:style-name="Tableau1.H13" office:value-type="string">
            <text:p text:style-name="P27">{totalrh6}</text:p>
          </table:table-cell>
          <table:table-cell table:style-name="Tableau1.I13" office:value-type="string">
            <text:p text:style-name="P27">{totalrh7}</text:p>
          </table:table-cell>
          <table:table-cell table:style-name="Tableau1.J15" office:value-type="string">
            <text:p text:style-name="P27">{totalrh8}</text:p>
          </table:table-cell>
          <table:table-cell table:style-name="Tableau1.K13" office:value-type="string">
            <text:p text:style-name="P27">{totalrh9}</text:p>
          </table:table-cell>
          <table:table-cell table:style-name="Tableau1.L13" office:value-type="string">
            <text:p text:style-name="P38">{totalrh10}</text:p>
          </table:table-cell>
          <table:table-cell table:style-name="Tableau1.M13" office:value-type="string">
            <text:p text:style-name="P27">{totalrh11}</text:p>
          </table:table-cell>
          <table:table-cell table:style-name="Tableau1.N13" office:value-type="string">
            <text:p text:style-name="P27">{totalrh12}</text:p>
          </table:table-cell>
          <table:table-cell table:style-name="Tableau1.O13" office:value-type="string">
            <text:p text:style-name="P27">{totalrh13}</text:p>
          </table:table-cell>
          <table:table-cell table:style-name="Tableau1.P13" office:value-type="string">
            <text:p text:style-name="P27">{totalrh14}</text:p>
          </table:table-cell>
          <table:table-cell table:style-name="Tableau1.Q13" office:value-type="string">
            <text:p text:style-name="P27">{totalrh15}</text:p>
          </table:table-cell>
          <table:table-cell table:style-name="Tableau1.R13" office:value-type="string">
            <text:p text:style-name="P27">{totalrh16}</text:p>
          </table:table-cell>
          <table:table-cell table:style-name="Tableau1.S13" office:value-type="string">
            <text:p text:style-name="P27">{totalrh17}</text:p>
          </table:table-cell>
          <table:table-cell table:style-name="Tableau1.T13" office:value-type="string">
            <text:p text:style-name="P27">{totalrh18}</text:p>
          </table:table-cell>
          <table:table-cell table:style-name="Tableau1.U13" office:value-type="string">
            <text:p text:style-name="P27">{totalrh19}</text:p>
          </table:table-cell>
          <table:table-cell table:style-name="Tableau1.V13" office:value-type="string">
            <text:p text:style-name="P27">{totalrh20}</text:p>
          </table:table-cell>
          <table:table-cell table:style-name="Tableau1.b15" office:value-type="string">
            <text:p text:style-name="P27">{totalrh21}</text:p>
          </table:table-cell>
          <table:table-cell table:style-name="Tableau1.X13" office:value-type="string">
            <text:p text:style-name="P27">{totalrh22}</text:p>
          </table:table-cell>
          <table:table-cell table:style-name="Tableau1.Y13" office:value-type="string">
            <text:p text:style-name="P27">{totalrh23}</text:p>
          </table:table-cell>
          <table:table-cell table:style-name="Tableau1.Z13" office:value-type="string">
            <text:p text:style-name="P27">{totalrh24}</text:p>
          </table:table-cell>
          <table:table-cell table:style-name="Tableau1.a13" office:value-type="string">
            <text:p text:style-name="P27">{totalrh25}</text:p>
          </table:table-cell>
          <table:table-cell table:style-name="Tableau1.b15" office:value-type="string">
            <text:p text:style-name="P27">{totalrh26}</text:p>
          </table:table-cell>
          <table:table-cell table:style-name="Tableau1.c13" office:value-type="string">
            <text:p text:style-name="P27">{totalrh27}</text:p>
          </table:table-cell>
          <table:table-cell table:style-name="Tableau1.d13" office:value-type="string">
            <text:p text:style-name="P27">{totalrh28}</text:p>
          </table:table-cell>
          <table:table-cell table:style-name="Tableau1.e13" office:value-type="string">
            <text:p text:style-name="P27">{totalrh29}</text:p>
          </table:table-cell>
          <table:table-cell table:style-name="Tableau1.f13" office:value-type="string">
            <text:p text:style-name="P27">{totalrh30}[!-- END row.totalrhs --]</text:p>
          </table:table-cell>
        </table:table-row>
        <table:table-row table:style-name="TableLine1753802699312">
          <table:table-cell table:style-name="Tableau1.A15" office:value-type="string">
            <text:p text:style-name="P27">Total tps</text:p>
          </table:table-cell>
          <table:table-cell table:style-name="Tableau1.B14" office:value-type="string">
            <text:p text:style-name="P27"/>
          </table:table-cell>
          <table:table-cell table:style-name="Tableau1.C14" office:value-type="string">
            <text:p text:style-name="P27">[!-- BEGIN row.totaltpss --]{totaltps1}</text:p>
          </table:table-cell>
          <table:table-cell table:style-name="Tableau1.D14" office:value-type="string">
            <text:p text:style-name="P27">{totaltps2}</text:p>
          </table:table-cell>
          <table:table-cell table:style-name="Tableau1.E14" office:value-type="string">
            <text:p text:style-name="P27">{totaltps3}</text:p>
          </table:table-cell>
          <table:table-cell table:style-name="Tableau1.F14" office:value-type="string">
            <text:p text:style-name="P27">{totaltps4}</text:p>
          </table:table-cell>
          <table:table-cell table:style-name="Tableau1.G14" office:value-type="string">
            <text:p text:style-name="P27">{totaltps5}</text:p>
          </table:table-cell>
          <table:table-cell table:style-name="Tableau1.H14" office:value-type="string">
            <text:p text:style-name="P27">{totaltps6}</text:p>
          </table:table-cell>
          <table:table-cell table:style-name="Tableau1.I14" office:value-type="string">
            <text:p text:style-name="P27">{totaltps7}</text:p>
          </table:table-cell>
          <table:table-cell table:style-name="Tableau1.J15" office:value-type="string">
            <text:p text:style-name="P27">{totaltps8}</text:p>
          </table:table-cell>
          <table:table-cell table:style-name="Tableau1.K14" office:value-type="string">
            <text:p text:style-name="P27">{totaltps9}</text:p>
          </table:table-cell>
          <table:table-cell table:style-name="Tableau1.L14" office:value-type="string">
            <text:p text:style-name="P38">{totaltps10}</text:p>
          </table:table-cell>
          <table:table-cell table:style-name="Tableau1.M14" office:value-type="string">
            <text:p text:style-name="P27">{totaltps11}</text:p>
          </table:table-cell>
          <table:table-cell table:style-name="Tableau1.N14" office:value-type="string">
            <text:p text:style-name="P27">{totaltps12}</text:p>
          </table:table-cell>
          <table:table-cell table:style-name="Tableau1.O14" office:value-type="string">
            <text:p text:style-name="P27">{totaltps13}</text:p>
          </table:table-cell>
          <table:table-cell table:style-name="Tableau1.P14" office:value-type="string">
            <text:p text:style-name="P27">{totaltps14}</text:p>
          </table:table-cell>
          <table:table-cell table:style-name="Tableau1.Q14" office:value-type="string">
            <text:p text:style-name="P27">{totaltps15}</text:p>
          </table:table-cell>
          <table:table-cell table:style-name="Tableau1.R14" office:value-type="string">
            <text:p text:style-name="P27">{totaltps16}</text:p>
          </table:table-cell>
          <table:table-cell table:style-name="Tableau1.S14" office:value-type="string">
            <text:p text:style-name="P27">{totaltps17}</text:p>
          </table:table-cell>
          <table:table-cell table:style-name="Tableau1.T14" office:value-type="string">
            <text:p text:style-name="P27">{totaltps18}</text:p>
          </table:table-cell>
          <table:table-cell table:style-name="Tableau1.U14" office:value-type="string">
            <text:p text:style-name="P27">{totaltps19}</text:p>
          </table:table-cell>
          <table:table-cell table:style-name="Tableau1.V14" office:value-type="string">
            <text:p text:style-name="P27">{totaltps20}</text:p>
          </table:table-cell>
          <table:table-cell table:style-name="Tableau1.b15" office:value-type="string">
            <text:p text:style-name="P27">{totaltps21}</text:p>
          </table:table-cell>
          <table:table-cell table:style-name="Tableau1.X14" office:value-type="string">
            <text:p text:style-name="P27">{totaltps22}</text:p>
          </table:table-cell>
          <table:table-cell table:style-name="Tableau1.Y14" office:value-type="string">
            <text:p text:style-name="P27">{totaltps23}</text:p>
          </table:table-cell>
          <table:table-cell table:style-name="Tableau1.Z14" office:value-type="string">
            <text:p text:style-name="P27">{totaltps24}</text:p>
          </table:table-cell>
          <table:table-cell table:style-name="Tableau1.a14" office:value-type="string">
            <text:p text:style-name="P27">{totaltps25}</text:p>
          </table:table-cell>
          <table:table-cell table:style-name="Tableau1.b15" office:value-type="string">
            <text:p text:style-name="P27">{totaltps26}</text:p>
          </table:table-cell>
          <table:table-cell table:style-name="Tableau1.c14" office:value-type="string">
            <text:p text:style-name="P27">{totaltps27}</text:p>
          </table:table-cell>
          <table:table-cell table:style-name="Tableau1.d14" office:value-type="string">
            <text:p text:style-name="P27">{totaltps28}</text:p>
          </table:table-cell>
          <table:table-cell table:style-name="Tableau1.e14" office:value-type="string">
            <text:p text:style-name="P27">{totaltps29}</text:p>
          </table:table-cell>
          <table:table-cell table:style-name="Tableau1.f14" office:value-type="string">
            <text:p text:style-name="P27">{totaltps30}[!-- END row.totaltpss --]</text:p>
          </table:table-cell>
        </table:table-row>
        <table:table-row table:style-name="TableLine1753802699312">
          <table:table-cell table:style-name="Tableau1.A15" office:value-type="string">
            <text:p text:style-name="P27"/>
          </table:table-cell>
          <table:table-cell table:style-name="Tableau1.B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D15" office:value-type="string">
            <text:p text:style-name="P27"/>
          </table:table-cell>
          <table:table-cell table:style-name="Tableau1.E15" office:value-type="string">
            <text:p text:style-name="P27"/>
          </table:table-cell>
          <table:table-cell table:style-name="Tableau1.F15" office:value-type="string">
            <text:p text:style-name="P27"/>
          </table:table-cell>
          <table:table-cell table:style-name="Tableau1.G15" office:value-type="string">
            <text:p text:style-name="P27"/>
          </table:table-cell>
          <table:table-cell table:style-name="Tableau1.H15" office:value-type="string">
            <text:p text:style-name="P27"/>
          </table:table-cell>
          <table:table-cell table:style-name="Tableau1.I15" office:value-type="string">
            <text:p text:style-name="P27"/>
          </table:table-cell>
          <table:table-cell table:style-name="Tableau1.J15" office:value-type="string">
            <text:p text:style-name="P27"/>
          </table:table-cell>
          <table:table-cell table:style-name="Tableau1.K15" office:value-type="string">
            <text:p text:style-name="P27"/>
          </table:table-cell>
          <table:table-cell table:style-name="Tableau1.L15" office:value-type="string">
            <text:p text:style-name="P38"/>
          </table:table-cell>
          <table:table-cell table:style-name="Tableau1.M15" office:value-type="string">
            <text:p text:style-name="P27"/>
          </table:table-cell>
          <table:table-cell table:style-name="Tableau1.N15" office:value-type="string">
            <text:p text:style-name="P27"/>
          </table:table-cell>
          <table:table-cell table:style-name="Tableau1.O15" office:value-type="string">
            <text:p text:style-name="P27"/>
          </table:table-cell>
          <table:table-cell table:style-name="Tableau1.P15" office:value-type="string">
            <text:p text:style-name="P27"/>
          </table:table-cell>
          <table:table-cell table:style-name="Tableau1.Q15" office:value-type="string">
            <text:p text:style-name="P27"/>
          </table:table-cell>
          <table:table-cell table:style-name="Tableau1.R15" office:value-type="string">
            <text:p text:style-name="P27"/>
          </table:table-cell>
          <table:table-cell table:style-name="Tableau1.S15" office:value-type="string">
            <text:p text:style-name="P27"/>
          </table:table-cell>
          <table:table-cell table:style-name="Tableau1.T15" office:value-type="string">
            <text:p text:style-name="P27"/>
          </table:table-cell>
          <table:table-cell table:style-name="Tableau1.U15" office:value-type="string">
            <text:p text:style-name="P27"/>
          </table:table-cell>
          <table:table-cell table:style-name="Tableau1.V15" office:value-type="string">
            <text:p text:style-name="P27"/>
          </table:table-cell>
          <table:table-cell table:style-name="Tableau1.b15" office:value-type="string">
            <text:p text:style-name="P27"/>
          </table:table-cell>
          <table:table-cell table:style-name="Tableau1.X15" office:value-type="string">
            <text:p text:style-name="P27"/>
          </table:table-cell>
          <table:table-cell table:style-name="Tableau1.Y15" office:value-type="string">
            <text:p text:style-name="P27"/>
          </table:table-cell>
          <table:table-cell table:style-name="Tableau1.Z15" office:value-type="string">
            <text:p text:style-name="P27"/>
          </table:table-cell>
          <table:table-cell table:style-name="Tableau1.a15" office:value-type="string">
            <text:p text:style-name="P27"/>
          </table:table-cell>
          <table:table-cell table:style-name="Tableau1.b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d15" office:value-type="string">
            <text:p text:style-name="P27"/>
          </table:table-cell>
          <table:table-cell table:style-name="Tableau1.e15" office:value-type="string">
            <text:p text:style-name="P27"/>
          </table:table-cell>
          <table:table-cell table:style-name="Tableau1.f15" office:value-type="string">
            <text:p text:style-name="P27"/>
          </table:table-cell>
        </table:table-row>
        <table:table-row table:style-name="TableLine1753802698736">
          <table:table-cell table:style-name="Tableau1.A16" office:value-type="string">
            <text:p text:style-name="P39">Temps attendu</text:p>
          </table:table-cell>
          <table:table-cell table:style-name="Tableau1.B16" office:value-type="string">
            <text:p text:style-name="P27"/>
          </table:table-cell>
          <table:table-cell table:style-name="Tableau1.C16" office:value-type="string">
            <text:p text:style-name="P27">[!-- BEGIN <text:soft-page-break/>row.tas --]{ta1}</text:p>
          </table:table-cell>
          <table:table-cell table:style-name="Tableau1.D16" office:value-type="string">
            <text:p text:style-name="P27">{ta2}</text:p>
          </table:table-cell>
          <table:table-cell table:style-name="Tableau1.E16" office:value-type="string">
            <text:p text:style-name="P27">{ta3}</text:p>
          </table:table-cell>
          <table:table-cell table:style-name="Tableau1.F16" office:value-type="string">
            <text:p text:style-name="P27">{ta4}</text:p>
          </table:table-cell>
          <table:table-cell table:style-name="Tableau1.G16" office:value-type="string">
            <text:p text:style-name="P27">{ta5}</text:p>
          </table:table-cell>
          <table:table-cell table:style-name="Tableau1.H16" office:value-type="string">
            <text:p text:style-name="P27">{ta6}</text:p>
          </table:table-cell>
          <table:table-cell table:style-name="Tableau1.I16" office:value-type="string">
            <text:p text:style-name="P27">{ta7}</text:p>
          </table:table-cell>
          <table:table-cell table:style-name="Tableau1.J16" office:value-type="string">
            <text:p text:style-name="P27">{ta8}</text:p>
          </table:table-cell>
          <table:table-cell table:style-name="Tableau1.K16" office:value-type="string">
            <text:p text:style-name="P27">{ta9}</text:p>
          </table:table-cell>
          <table:table-cell table:style-name="Tableau1.L16" office:value-type="string">
            <text:p text:style-name="P27">{ta10}</text:p>
          </table:table-cell>
          <table:table-cell table:style-name="Tableau1.M16" office:value-type="string">
            <text:p text:style-name="P27">{ta11}</text:p>
          </table:table-cell>
          <table:table-cell table:style-name="Tableau1.N16" office:value-type="string">
            <text:p text:style-name="P27">{ta12}</text:p>
          </table:table-cell>
          <table:table-cell table:style-name="Tableau1.O16" office:value-type="string">
            <text:p text:style-name="P27">{ta13}</text:p>
          </table:table-cell>
          <table:table-cell table:style-name="Tableau1.P16" office:value-type="string">
            <text:p text:style-name="P27">{ta14}</text:p>
          </table:table-cell>
          <table:table-cell table:style-name="Tableau1.Q16" office:value-type="string">
            <text:p text:style-name="P27">{ta15}</text:p>
          </table:table-cell>
          <table:table-cell table:style-name="Tableau1.R16" office:value-type="string">
            <text:p text:style-name="P27">{ta16}</text:p>
          </table:table-cell>
          <table:table-cell table:style-name="Tableau1.S16" office:value-type="string">
            <text:p text:style-name="P27">{ta17}</text:p>
          </table:table-cell>
          <table:table-cell table:style-name="Tableau1.T16" office:value-type="string">
            <text:p text:style-name="P27">{ta18}</text:p>
          </table:table-cell>
          <table:table-cell table:style-name="Tableau1.U16" office:value-type="string">
            <text:p text:style-name="P27">{ta19}</text:p>
          </table:table-cell>
          <table:table-cell table:style-name="Tableau1.V16" office:value-type="string">
            <text:p text:style-name="P27">{ta20}</text:p>
          </table:table-cell>
          <table:table-cell table:style-name="Tableau1.b16" office:value-type="string">
            <text:p text:style-name="P27">{ta21}</text:p>
          </table:table-cell>
          <table:table-cell table:style-name="Tableau1.X16" office:value-type="string">
            <text:p text:style-name="P27">{ta22}</text:p>
          </table:table-cell>
          <table:table-cell table:style-name="Tableau1.Y16" office:value-type="string">
            <text:p text:style-name="P27">{ta23}</text:p>
          </table:table-cell>
          <table:table-cell table:style-name="Tableau1.Z16" office:value-type="string">
            <text:p text:style-name="P27">{ta24}</text:p>
          </table:table-cell>
          <table:table-cell table:style-name="Tableau1.a16" office:value-type="string">
            <text:p text:style-name="P27">{ta25}</text:p>
          </table:table-cell>
          <table:table-cell table:style-name="Tableau1.b16" office:value-type="string">
            <text:p text:style-name="P27">{ta26}</text:p>
          </table:table-cell>
          <table:table-cell table:style-name="Tableau1.c16" office:value-type="string">
            <text:p text:style-name="P27">{ta27}</text:p>
          </table:table-cell>
          <table:table-cell table:style-name="Tableau1.d16" office:value-type="string">
            <text:p text:style-name="P27">{ta28}</text:p>
          </table:table-cell>
          <table:table-cell table:style-name="Tableau1.e16" office:value-type="string">
            <text:p text:style-name="P41">{ta29}</text:p>
          </table:table-cell>
          <table:table-cell table:style-name="Tableau1.f16" office:value-type="string">
            <text:p text:style-name="P27">{ta30}[!-- EN<text:soft-page-break/>D row.tas --]</text:p>
          </table:table-cell>
        </table:table-row>
        <table:table-row table:style-name="TableLine1753802699024">
          <table:table-cell table:style-name="Tableau1.A17" office:value-type="string">
            <text:p text:style-name="P27">Différence</text:p>
          </table:table-cell>
          <table:table-cell table:style-name="Tableau1.B17" office:value-type="string">
            <text:p text:style-name="P27"/>
          </table:table-cell>
          <table:table-cell table:style-name="Tableau1.C17" office:value-type="string">
            <text:p text:style-name="P27">[!-- BEGIN row.diffs --]{diff1}</text:p>
          </table:table-cell>
          <table:table-cell table:style-name="Tableau1.D17" office:value-type="string">
            <text:p text:style-name="P27">{diff2}</text:p>
          </table:table-cell>
          <table:table-cell table:style-name="Tableau1.E17" office:value-type="string">
            <text:p text:style-name="P27">{diff3}</text:p>
          </table:table-cell>
          <table:table-cell table:style-name="Tableau1.F17" office:value-type="string">
            <text:p text:style-name="P27">{diff4}</text:p>
          </table:table-cell>
          <table:table-cell table:style-name="Tableau1.G17" office:value-type="string">
            <text:p text:style-name="P27">{diff5}</text:p>
          </table:table-cell>
          <table:table-cell table:style-name="Tableau1.H17" office:value-type="string">
            <text:p text:style-name="P27">{diff6}</text:p>
          </table:table-cell>
          <table:table-cell table:style-name="Tableau1.I17" office:value-type="string">
            <text:p text:style-name="P27">{diff7}</text:p>
          </table:table-cell>
          <table:table-cell table:style-name="Tableau1.J17" office:value-type="string">
            <text:p text:style-name="P27">{diff8}</text:p>
          </table:table-cell>
          <table:table-cell table:style-name="Tableau1.K17" office:value-type="string">
            <text:p text:style-name="P27">{diff9}</text:p>
          </table:table-cell>
          <table:table-cell table:style-name="Tableau1.L17" office:value-type="string">
            <text:p text:style-name="P27">{diff10}</text:p>
          </table:table-cell>
          <table:table-cell table:style-name="Tableau1.M17" office:value-type="string">
            <text:p text:style-name="P27">{diff11}</text:p>
          </table:table-cell>
          <table:table-cell table:style-name="Tableau1.N17" office:value-type="string">
            <text:p text:style-name="P27">{diff12}</text:p>
          </table:table-cell>
          <table:table-cell table:style-name="Tableau1.O17" office:value-type="string">
            <text:p text:style-name="P27">{diff13}</text:p>
          </table:table-cell>
          <table:table-cell table:style-name="Tableau1.P17" office:value-type="string">
            <text:p text:style-name="P27">{diff14}</text:p>
          </table:table-cell>
          <table:table-cell table:style-name="Tableau1.Q17" office:value-type="string">
            <text:p text:style-name="P27">{diff15}</text:p>
          </table:table-cell>
          <table:table-cell table:style-name="Tableau1.R17" office:value-type="string">
            <text:p text:style-name="P27">{diff16}</text:p>
          </table:table-cell>
          <table:table-cell table:style-name="Tableau1.S17" office:value-type="string">
            <text:p text:style-name="P27">{diff17}</text:p>
          </table:table-cell>
          <table:table-cell table:style-name="Tableau1.T17" office:value-type="string">
            <text:p text:style-name="P27">{diff18}</text:p>
          </table:table-cell>
          <table:table-cell table:style-name="Tableau1.U17" office:value-type="string">
            <text:p text:style-name="P27">{diff19}</text:p>
          </table:table-cell>
          <table:table-cell table:style-name="Tableau1.V17" office:value-type="string">
            <text:p text:style-name="P27">{diff20}</text:p>
          </table:table-cell>
          <table:table-cell table:style-name="Tableau1.b17" office:value-type="string">
            <text:p text:style-name="P27">{diff21}</text:p>
          </table:table-cell>
          <table:table-cell table:style-name="Tableau1.X17" office:value-type="string">
            <text:p text:style-name="P27">{diff22}</text:p>
          </table:table-cell>
          <table:table-cell table:style-name="Tableau1.Y17" office:value-type="string">
            <text:p text:style-name="P27">{diff23}</text:p>
          </table:table-cell>
          <table:table-cell table:style-name="Tableau1.Z17" office:value-type="string">
            <text:p text:style-name="P27">{diff24}</text:p>
          </table:table-cell>
          <table:table-cell table:style-name="Tableau1.a17" office:value-type="string">
            <text:p text:style-name="P27">{diff25}</text:p>
          </table:table-cell>
          <table:table-cell table:style-name="Tableau1.b17" office:value-type="string">
            <text:p text:style-name="P27">{diff26}</text:p>
          </table:table-cell>
          <table:table-cell table:style-name="Tableau1.c17" office:value-type="string">
            <text:p text:style-name="P27">{diff27}</text:p>
          </table:table-cell>
          <table:table-cell table:style-name="Tableau1.d17" office:value-type="string">
            <text:p text:style-name="P27">{diff28}</text:p>
          </table:table-cell>
          <table:table-cell table:style-name="Tableau1.e17" office:value-type="string">
            <text:p text:style-name="P27">{diff29}</text:p>
          </table:table-cell>
          <table:table-cell table:style-name="Tableau1.f17" office:value-type="string">
            <text:p text:style-name="P27">{diff30}[!-- END row.diffs --]</text:p>
          </table:table-cell>
        </table:table-row>
      </table:table>
      <text:p text:style-name="P6"/>
      <text:p text:style-name="P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5">Données complémentaires</text:p>
          </table:table-cell>
          <table:table-cell table:style-name="Tableau2.B1" office:value-type="string">
            <text:p text:style-name="P24">Valeurs</text:p>
          </table:table-cell>
        </table:table-row>
        <table:table-row table:style-name="Tableau2.1">
          <table:table-cell table:style-name="Tableau2.A2" office:value-type="string">
            <text:p text:style-name="P23">Ticket restau</text:p>
          </table:table-cell>
          <table:table-cell table:style-name="Tableau2.B2" office:value-type="string">
            <text:p text:style-name="P24"/>
          </table:table-cell>
        </table:table-row>
        <table:table-row table:style-name="Tableau2.1">
          <table:table-cell table:style-name="Tableau2.A2" office:value-type="string">
            <text:p text:style-name="P23">Traje<text:span text:style-name="T8">t </text:span>abonnement</text:p>
          </table:table-cell>
          <table:table-cell table:style-name="Tableau2.B2" office:value-type="string">
            <text:p text:style-name="P19"/>
          </table:table-cell>
        </table:table-row>
        <table:table-row table:style-name="Tableau2.1">
          <table:table-cell table:style-name="Tableau2.A2" office:value-type="string">
            <text:p text:style-name="P23">Trajet justificatif</text:p>
          </table:table-cell>
          <table:table-cell table:style-name="Tableau2.B2" office:value-type="string">
            <text:p text:style-name="P19"/>
          </table:table-cell>
        </table:table-row>
        <table:table-row table:style-name="Tableau2.1">
          <table:table-cell table:style-name="Tableau2.A2" office:value-type="string">
            <text:p text:style-name="P23">Prime</text:p>
          </table:table-cell>
          <table:table-cell table:style-name="Tableau2.B2" office:value-type="string">
            <text:p text:style-name="P19">{Prime}</text:p>
          </table:table-cell>
        </table:table-row>
        <table:table-row table:style-name="Tableau2.1">
          <table:table-cell table:style-name="Tableau2.A2" office:value-type="string">
            <text:p text:style-name="P23">Nature des primes</text:p>
          </table:table-cell>
          <table:table-cell table:style-name="Tableau2.B2" office:value-type="string">
            <text:p text:style-name="P19"/>
          </table:table-cell>
        </table:table-row>
        <table:table-row table:style-name="Tableau2.1">
          <table:table-cell table:style-name="Tableau2.A2" office:value-type="string">
            <text:p text:style-name="P23">Heure supplémentaire</text:p>
          </table:table-cell>
          <table:table-cell table:style-name="Tableau2.B2" office:value-type="string">
            <text:p text:style-name="P19"/>
          </table:table-cell>
        </table:table-row>
      </table:table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8"/>
          </table:table-cell>
          <table:table-cell table:style-name="Tableau4.A1" office:value-type="string">
            <text:p text:style-name="P10">Responsable </text:p>
          </table:table-cell>
          <table:table-cell table:style-name="Tableau4.C1" office:value-type="string">
            <text:p text:style-name="P11">Salarié</text:p>
          </table:table-cell>
        </table:table-row>
        <table:table-row table:style-name="TableLine1753283319952">
          <table:table-cell table:style-name="Tableau4.A2" office:value-type="string">
            <text:p text:style-name="P8">Nom, <text:span text:style-name="T9">Prénom</text:span></text:p>
          </table:table-cell>
          <table:table-cell table:style-name="Tableau4.A2" office:value-type="string">
            <text:p text:style-name="P13">{maitre_oeuvre_lname} {maitre_oeuvre_fname}</text:p>
          </table:table-cell>
          <table:table-cell table:style-name="Tableau4.C2" office:value-type="string">
            <text:p text:style-name="P13">{intervenant_exterieur_lname} {intervenant_exterieur_fname}</text:p>
          </table:table-cell>
        </table:table-row>
        <table:table-row table:style-name="TableLine1753283328592">
          <table:table-cell table:style-name="Tableau4.A2" office:value-type="string">
            <text:p text:style-name="P18">Date</text:p>
          </table:table-cell>
          <table:table-cell table:style-name="Tableau4.A2" office:value-type="string">
            <text:p text:style-name="P12">Le {maitre_oeuvre_signature_date}</text:p>
            <text:p text:style-name="P14"/>
          </table:table-cell>
          <table:table-cell table:style-name="Tableau4.C2" office:value-type="string">
            <text:p text:style-name="P12">Le {intervenant_exterieur_signature_date}</text:p>
            <text:p text:style-name="P16"/>
          </table:table-cell>
        </table:table-row>
        <table:table-row table:style-name="TableLine1753283319088">
          <table:table-cell table:style-name="Tableau4.A2" office:value-type="string">
            <text:p text:style-name="P9"/>
            <text:p text:style-name="P9"/>
            <text:p text:style-name="P9"/>
            <text:p text:style-name="P9">Signature</text:p>
            <text:p text:style-name="P9"/>
            <text:p text:style-name="P9"/>
            <text:p text:style-name="P9"/>
          </table:table-cell>
          <table:table-cell table:style-name="Tableau4.A2" office:value-type="string">
            <text:p text:style-name="P15">{maitre_oeuvre_signature}</text:p>
          </table:table-cell>
          <table:table-cell table:style-name="Tableau4.C2" office:value-type="string">
            <text:p text:style-name="P17">{intervenant_exterieur_signature}</text:p>
          </table:table-cell>
        </table:table-row>
      </table:table>
      <text:p text:style-name="P30"/>
      <text:p text:style-name="P30"/>
      <text:p text:style-name="P31"/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ARIAL" style:family="paragraph" style:parent-style-name="Standard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MP2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M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MT2" style:family="text">
      <style:text-properties fo:color="#000000" loext:opacity="100%" fo:language="fr" fo:country="FR" officeooo:rsid="00432bcd"/>
    </style:style>
    <style:style style:name="MT3" style:family="text">
      <style:text-properties fo:color="#000000" loext:opacity="100%" fo:language="fr" fo:country="FR" officeooo:rsid="008a6f99"/>
    </style:style>
    <style:style style:name="MT4" style:family="text">
      <style:text-properties fo:color="#000000" loext:opacity="100%" fo:language="fr" fo:country="FR" officeooo:rsid="00020000"/>
    </style:style>
    <style:style style:name="MT5" style:family="text">
      <style:text-properties fo:color="#000000" loext:opacity="100%" fo:language="fr" fo:country="FR" officeooo:rsid="0012dac4"/>
    </style:style>
    <style:style style:name="MT6" style:family="text">
      <style:text-properties fo:color="#000000" loext:opacity="100%" fo:language="fr" fo:country="FR" officeooo:rsid="0024ea7e"/>
    </style:style>
    <style:style style:name="MT7" style:family="text">
      <style:text-properties fo:color="#000000" loext:opacity="100%" fo:language="fr" fo:country="FR" officeooo:rsid="0006bafa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paragraph" svg:y="-0.22cm" svg:width="2.117cm" svg:height="0.397cm" draw:z-index="4"><draw:image xlink:href="Pictures/10000000000000500000000F1A3681F19468C459.png" xlink:type="simple" xlink:show="embed" xlink:actuate="onLoad" draw:mime-type="image/png"/></draw:frame>{mycompany_logo}</text:p>
      </style:header>
      <style:footer>
        <text:p text:style-name="MP2"><text:span text:style-name="MT1"><text:file-name text:display="name-and-extension">template_timesheet31jours.odt</text:file-name></text:span><text:span text:style-name="MT2"><text:tab/>Version –</text:span><text:span text:style-name="MT3"> </text:span><text:span text:style-name="MT4">1.0.</text:span><text:span text:style-name="MT5">1</text:span><text:span text:style-name="MT6">-</text:span><text:span text:style-name="MT7">2022081</text:span><text:span text:style-name="MT5">8</text:span><text:span text:style-name="MT3">- </text:span><text:span text:style-name="MT2">Page :</text:span><text:span text:style-name="MT2"><text:page-number text:select-page="current">3</text:page-number></text:span><text:span text:style-name="MT2">/</text:span><text:span text:style-name="MT2"><text:page-count>5</text:page-count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6T17:10:49.455000000</meta:creation-date>
    <dc:date>2022-08-23T16:09:05.302000000</dc:date>
    <meta:editing-duration>P1DT6M48S</meta:editing-duration>
    <meta:editing-cycles>28</meta:editing-cycles>
    <meta:generator>LibreOffice/7.3.5.2$Windows_X86_64 LibreOffice_project/184fe81b8c8c30d8b5082578aee2fed2ea847c01</meta:generator>
    <meta:document-statistic meta:table-count="4" meta:image-count="1" meta:object-count="0" meta:page-count="5" meta:paragraph-count="465" meta:word-count="607" meta:character-count="4411" meta:non-whitespace-character-count="4292"/>
  </office:meta>
</office:document-meta>
</file>